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9F0000004B2D9E29F60F0E55C1.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figurations2/" manifest:media-type="application/vnd.sun.xml.ui.configuration"/>
  <manifest:file-entry manifest:full-path="Obj107" manifest:media-type="application/vnd.sun.star.oleobject"/>
  <manifest:file-entry manifest:full-path="Obj106" manifest:media-type="application/vnd.sun.star.oleobject"/>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27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91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cm"/>
    </style:style>
    <style:style style:name="Tabla3.1" style:family="table-row">
      <style:table-row-properties fo:keep-together="auto"/>
    </style:style>
    <style:style style:name="Tabla3.A1" style:family="table-cell">
      <style:table-cell-properties style:vertical-align="middle" fo:background-color="#f2f2f2" fo:padding-left="0.199cm" fo:padding-right="0.191cm" fo:padding-top="0cm" fo:padding-bottom="0cm" fo:border="0.5pt solid #17365d">
        <style:background-image/>
      </style:table-cell-properties>
    </style:style>
    <style:style style:name="Tabla3.B1" style:family="table-cell">
      <style:table-cell-properties style:vertical-align="middle" fo:padding-left="0.199cm" fo:padding-right="0.191cm" fo:padding-top="0cm" fo:padding-bottom="0cm" fo:border="0.5pt solid #17365d"/>
    </style:style>
    <style:style style:name="Tabla3.B2" style:family="table-cell">
      <style:table-cell-properties style:vertical-align="middle" fo:padding-left="0.199cm" fo:padding-right="0.191cm" fo:padding-top="0cm" fo:padding-bottom="0cm" fo:border="0.5pt solid #17365d"/>
    </style:style>
    <style:style style:name="Tabla3.B3" style:family="table-cell">
      <style:table-cell-properties style:vertical-align="middle" fo:padding-left="0.199cm" fo:padding-right="0.191cm" fo:padding-top="0cm" fo:padding-bottom="0cm" fo:border="0.5pt solid #17365d"/>
    </style:style>
    <style:style style:name="Tabla3.B4" style:family="table-cell">
      <style:table-cell-properties style:vertical-align="middle" fo:padding-left="0.199cm" fo:padding-right="0.191cm" fo:padding-top="0cm" fo:padding-bottom="0cm" fo:border="0.5pt solid #17365d"/>
    </style:style>
    <style:style style:name="Tabla3.B5" style:family="table-cell">
      <style:table-cell-properties style:vertical-align="middle" fo:padding-left="0.199cm" fo:padding-right="0.191cm" fo:padding-top="0cm" fo:padding-bottom="0cm" fo:border="0.5pt solid #17365d"/>
    </style:style>
    <style:style style:name="Tabla3.B6"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2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4.B1" style:family="table-cell">
      <style:table-cell-properties style:vertical-align="middle" fo:padding-left="0.199cm" fo:padding-right="0.191cm" fo:padding-top="0cm" fo:padding-bottom="0cm" fo:border="0.5pt solid #000000"/>
    </style:style>
    <style:style style:name="Tabla5" style:family="table">
      <style:table-properties style:width="15.753cm" fo:margin-left="-0.009cm" fo:margin-top="0cm" fo:margin-bottom="0cm" table:align="left" style:writing-mode="lr-tb"/>
    </style:style>
    <style:style style:name="Tabla5.A" style:family="table-column">
      <style:table-column-properties style:column-width="9.252cm"/>
    </style:style>
    <style:style style:name="Tabla5.B" style:family="table-column">
      <style:table-column-properties style:column-width="6.5cm"/>
    </style:style>
    <style:style style:name="Tabla5.1" style:family="table-row">
      <style:table-row-properties style:min-row-height="0.473cm" fo:keep-together="auto"/>
    </style:style>
    <style:style style:name="Tabla5.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5.B1" style:family="table-cell">
      <style:table-cell-properties style:vertical-align="middle" fo:padding-left="0.199cm" fo:padding-right="0.191cm" fo:padding-top="0cm" fo:padding-bottom="0cm" fo:border="0.5pt solid #000000"/>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4.228cm"/>
    </style:style>
    <style:style style:name="Tabla6.B" style:family="table-column">
      <style:table-column-properties style:column-width="1.847cm"/>
    </style:style>
    <style:style style:name="Tabla6.C" style:family="table-column">
      <style:table-column-properties style:column-width="3.224cm"/>
    </style:style>
    <style:style style:name="Tabla6.D" style:family="table-column">
      <style:table-column-properties style:column-width="2.076cm"/>
    </style:style>
    <style:style style:name="Tabla6.E" style:family="table-column">
      <style:table-column-properties style:column-width="4.378cm"/>
    </style:style>
    <style:style style:name="Tabla6.1" style:family="table-row">
      <style:table-row-properties style:min-row-height="0.54cm" fo:keep-together="auto"/>
    </style:style>
    <style:style style:name="Tabla6.A1" style:family="table-cell">
      <style:table-cell-properties style:vertical-align="middle" fo:background-color="#f2f2f2" fo:padding-left="0.199cm" fo:padding-right="0.191cm" fo:padding-top="0cm" fo:padding-bottom="0cm" fo:border="0.5pt solid #000000">
        <style:background-image/>
      </style:table-cell-properties>
    </style:style>
    <style:style style:name="Tabla6.2" style:family="table-row">
      <style:table-row-properties fo:keep-together="auto"/>
    </style:style>
    <style:style style:name="Tabla6.3" style:family="table-row">
      <style:table-row-properties style:min-row-height="0.861cm" fo:keep-together="auto"/>
    </style:style>
    <style:style style:name="Tabla6.A3" style:family="table-cell">
      <style:table-cell-properties style:vertical-align="middle" fo:background-color="#ffffff" fo:padding-left="0.199cm" fo:padding-right="0.191cm" fo:padding-top="0cm" fo:padding-bottom="0cm" fo:border="0.5pt solid #000000">
        <style:background-image/>
      </style:table-cell-properties>
    </style:style>
    <style:style style:name="Tabla6.A4" style:family="table-cell">
      <style:table-cell-properties style:vertical-align="middle" fo:background-color="#ffffff" fo:padding-left="0.199cm" fo:padding-right="0.191cm" fo:padding-top="0cm" fo:padding-bottom="0cm" fo:border-left="0.5pt solid #000000" fo:border-right="0.5pt solid #000000" fo:border-top="none" fo:border-bottom="0.5pt solid #000000">
        <style:background-image/>
      </style:table-cell-properties>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5.75cm"/>
    </style:style>
    <style:style style:name="Tabla7.B" style:family="table-column">
      <style:table-column-properties style:column-width="10.001cm"/>
    </style:style>
    <style:style style:name="Tabla7.1" style:family="table-row">
      <style:table-row-properties style:min-row-height="2.558cm" fo:keep-together="auto"/>
    </style:style>
    <style:style style:name="Tabla7.A1" style:family="table-cell">
      <style:table-cell-properties style:vertical-align="middle" fo:padding-left="0.199cm" fo:padding-right="0.191cm" fo:padding-top="0cm" fo:padding-bottom="0cm" fo:border="0.5pt solid #000000"/>
    </style:style>
    <style:style style:name="Tabla8" style:family="table">
      <style:table-properties style:width="14.982cm" fo:margin-left="0cm" fo:margin-top="0cm" fo:margin-bottom="0cm" fo:break-before="page" table:align="left" fo:background-color="#1f497d" style:writing-mode="lr-tb">
        <style:background-image/>
      </style:table-properties>
    </style:style>
    <style:style style:name="Tabla8.A" style:family="table-column">
      <style:table-column-properties style:column-width="14.982cm"/>
    </style:style>
    <style:style style:name="Tabla8.1" style:family="table-row">
      <style:table-row-properties style:min-row-height="0.536cm" fo:keep-together="auto"/>
    </style:style>
    <style:style style:name="Tabla8.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9" style:family="table">
      <style:table-properties style:width="16.494cm" fo:margin-top="0cm" fo:margin-bottom="0cm" table:align="center" style:writing-mode="lr-tb"/>
    </style:style>
    <style:style style:name="Tabla9.A" style:family="table-column">
      <style:table-column-properties style:column-width="5.26cm"/>
    </style:style>
    <style:style style:name="Tabla9.B" style:family="table-column">
      <style:table-column-properties style:column-width="8.234cm"/>
    </style:style>
    <style:style style:name="Tabla9.C" style:family="table-column">
      <style:table-column-properties style:column-width="3cm"/>
    </style:style>
    <style:style style:name="Tabla9.1" style:family="table-row">
      <style:table-row-properties style:min-row-height="0.861cm" fo:keep-together="auto"/>
    </style:style>
    <style:style style:name="Tabla9.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9.2" style:family="table-row">
      <style:table-row-properties style:min-row-height="0.43cm" fo:keep-together="auto"/>
    </style:style>
    <style:style style:name="Tabla9.A2" style:family="table-cell">
      <style:table-cell-properties style:vertical-align="middle" fo:padding-left="0.199cm" fo:padding-right="0.191cm" fo:padding-top="0cm" fo:padding-bottom="0cm" fo:border="0.5pt solid #000000"/>
    </style:style>
    <style:style style:name="Tabla9.B2" style:family="table-cell">
      <style:table-cell-properties style:vertical-align="middle" fo:padding-left="0.199cm" fo:padding-right="0.191cm" fo:padding-top="0cm" fo:padding-bottom="0cm" fo:border="0.5pt solid #000000"/>
    </style:style>
    <style:style style:name="Tabla9.C2" style:family="table-cell">
      <style:table-cell-properties style:vertical-align="middle" fo:padding-left="0.199cm" fo:padding-right="0.191cm" fo:padding-top="0cm" fo:padding-bottom="0cm" fo:border="0.5pt solid #000000"/>
    </style:style>
    <style:style style:name="Tabla9.A3" style:family="table-cell">
      <style:table-cell-properties style:vertical-align="middle" fo:padding-left="0.199cm" fo:padding-right="0.191cm" fo:padding-top="0cm" fo:padding-bottom="0cm" fo:border="0.5pt solid #000000"/>
    </style:style>
    <style:style style:name="Tabla9.B3" style:family="table-cell">
      <style:table-cell-properties style:vertical-align="middle" fo:padding-left="0.199cm" fo:padding-right="0.191cm" fo:padding-top="0cm" fo:padding-bottom="0cm" fo:border="0.5pt solid #000000"/>
    </style:style>
    <style:style style:name="Tabla9.C3" style:family="table-cell">
      <style:table-cell-properties style:vertical-align="middle" fo:padding-left="0.199cm" fo:padding-right="0.191cm" fo:padding-top="0cm" fo:padding-bottom="0cm" fo:border="0.5pt solid #000000"/>
    </style:style>
    <style:style style:name="Tabla9.A4" style:family="table-cell">
      <style:table-cell-properties style:vertical-align="middle" fo:padding-left="0.199cm" fo:padding-right="0.191cm" fo:padding-top="0cm" fo:padding-bottom="0cm" fo:border="0.5pt solid #000000"/>
    </style:style>
    <style:style style:name="Tabla9.B4" style:family="table-cell">
      <style:table-cell-properties style:vertical-align="middle" fo:padding-left="0.199cm" fo:padding-right="0.191cm" fo:padding-top="0cm" fo:padding-bottom="0cm" fo:border="0.5pt solid #000000"/>
    </style:style>
    <style:style style:name="Tabla9.C4" style:family="table-cell">
      <style:table-cell-properties style:vertical-align="middle" fo:padding-left="0.199cm" fo:padding-right="0.191cm" fo:padding-top="0cm" fo:padding-bottom="0cm" fo:border="0.5pt solid #000000"/>
    </style:style>
    <style:style style:name="Tabla9.A5" style:family="table-cell">
      <style:table-cell-properties style:vertical-align="middle" fo:padding-left="0.199cm" fo:padding-right="0.191cm" fo:padding-top="0cm" fo:padding-bottom="0cm" fo:border="0.5pt solid #000000"/>
    </style:style>
    <style:style style:name="Tabla9.B5" style:family="table-cell">
      <style:table-cell-properties style:vertical-align="middle" fo:padding-left="0.199cm" fo:padding-right="0.191cm" fo:padding-top="0cm" fo:padding-bottom="0cm" fo:border="0.5pt solid #000000"/>
    </style:style>
    <style:style style:name="Tabla9.C5" style:family="table-cell">
      <style:table-cell-properties style:vertical-align="middle" fo:padding-left="0.199cm" fo:padding-right="0.191cm" fo:padding-top="0cm" fo:padding-bottom="0cm" fo:border="0.5pt solid #000000"/>
    </style:style>
    <style:style style:name="Tabla9.A6" style:family="table-cell">
      <style:table-cell-properties style:vertical-align="middle" fo:padding-left="0.199cm" fo:padding-right="0.191cm" fo:padding-top="0cm" fo:padding-bottom="0cm" fo:border="0.5pt solid #000000"/>
    </style:style>
    <style:style style:name="Tabla9.B6" style:family="table-cell">
      <style:table-cell-properties style:vertical-align="middle" fo:padding-left="0.199cm" fo:padding-right="0.191cm" fo:padding-top="0cm" fo:padding-bottom="0cm" fo:border="0.5pt solid #000000"/>
    </style:style>
    <style:style style:name="Tabla9.C6" style:family="table-cell">
      <style:table-cell-properties style:vertical-align="middle" fo:padding-left="0.199cm" fo:padding-right="0.191cm" fo:padding-top="0cm" fo:padding-bottom="0cm" fo:border="0.5pt solid #000000"/>
    </style:style>
    <style:style style:name="Tabla9.A7" style:family="table-cell">
      <style:table-cell-properties style:vertical-align="middle" fo:padding-left="0.199cm" fo:padding-right="0.191cm" fo:padding-top="0cm" fo:padding-bottom="0cm" fo:border="0.5pt solid #000000"/>
    </style:style>
    <style:style style:name="Tabla9.B7" style:family="table-cell">
      <style:table-cell-properties style:vertical-align="middle" fo:padding-left="0.199cm" fo:padding-right="0.191cm" fo:padding-top="0cm" fo:padding-bottom="0cm" fo:border="0.5pt solid #000000"/>
    </style:style>
    <style:style style:name="Tabla9.C7" style:family="table-cell">
      <style:table-cell-properties style:vertical-align="middle" fo:padding-left="0.199cm" fo:padding-right="0.191cm" fo:padding-top="0cm" fo:padding-bottom="0cm" fo:border="0.5pt solid #000000"/>
    </style:style>
    <style:style style:name="Tabla9.A8" style:family="table-cell">
      <style:table-cell-properties style:vertical-align="middle" fo:padding-left="0.199cm" fo:padding-right="0.191cm" fo:padding-top="0cm" fo:padding-bottom="0cm" fo:border="0.5pt solid #000000"/>
    </style:style>
    <style:style style:name="Tabla9.B8" style:family="table-cell">
      <style:table-cell-properties style:vertical-align="middle" fo:padding-left="0.199cm" fo:padding-right="0.191cm" fo:padding-top="0cm" fo:padding-bottom="0cm" fo:border="0.5pt solid #000000"/>
    </style:style>
    <style:style style:name="Tabla9.C8" style:family="table-cell">
      <style:table-cell-properties style:vertical-align="middle" fo:padding-left="0.199cm" fo:padding-right="0.191cm" fo:padding-top="0cm" fo:padding-bottom="0cm" fo:border="0.5pt solid #000000"/>
    </style:style>
    <style:style style:name="Tabla9.A9" style:family="table-cell">
      <style:table-cell-properties style:vertical-align="middle" fo:padding-left="0.199cm" fo:padding-right="0.191cm" fo:padding-top="0cm" fo:padding-bottom="0cm" fo:border="0.5pt solid #000000"/>
    </style:style>
    <style:style style:name="Tabla9.B9" style:family="table-cell">
      <style:table-cell-properties style:vertical-align="middle" fo:padding-left="0.199cm" fo:padding-right="0.191cm" fo:padding-top="0cm" fo:padding-bottom="0cm" fo:border="0.5pt solid #000000"/>
    </style:style>
    <style:style style:name="Tabla9.C9" style:family="table-cell">
      <style:table-cell-properties style:vertical-align="middle" fo:padding-left="0.199cm" fo:padding-right="0.191cm" fo:padding-top="0cm" fo:padding-bottom="0cm" fo:border="0.5pt solid #000000"/>
    </style:style>
    <style:style style:name="Tabla9.A10" style:family="table-cell">
      <style:table-cell-properties style:vertical-align="middle" fo:padding-left="0.199cm" fo:padding-right="0.191cm" fo:padding-top="0cm" fo:padding-bottom="0cm" fo:border="0.5pt solid #000000"/>
    </style:style>
    <style:style style:name="Tabla9.B10" style:family="table-cell">
      <style:table-cell-properties style:vertical-align="middle" fo:padding-left="0.199cm" fo:padding-right="0.191cm" fo:padding-top="0cm" fo:padding-bottom="0cm" fo:border="0.5pt solid #000000"/>
    </style:style>
    <style:style style:name="Tabla9.C10" style:family="table-cell">
      <style:table-cell-properties style:vertical-align="middle" fo:padding-left="0.199cm" fo:padding-right="0.191cm" fo:padding-top="0cm" fo:padding-bottom="0cm" fo:border="0.5pt solid #000000"/>
    </style:style>
    <style:style style:name="Tabla9.11" style:family="table-row">
      <style:table-row-properties style:min-row-height="0.863cm" fo:keep-together="auto"/>
    </style:style>
    <style:style style:name="Tabla9.A11" style:family="table-cell">
      <style:table-cell-properties style:vertical-align="middle" fo:padding-left="0.199cm" fo:padding-right="0.191cm" fo:padding-top="0cm" fo:padding-bottom="0cm" fo:border="0.5pt solid #000000"/>
    </style:style>
    <style:style style:name="Tabla9.B11" style:family="table-cell">
      <style:table-cell-properties style:vertical-align="middle" fo:padding-left="0.199cm" fo:padding-right="0.191cm" fo:padding-top="0cm" fo:padding-bottom="0cm" fo:border="0.5pt solid #000000"/>
    </style:style>
    <style:style style:name="Tabla9.C11" style:family="table-cell">
      <style:table-cell-properties style:vertical-align="middle" fo:padding-left="0.199cm" fo:padding-right="0.191cm" fo:padding-top="0cm" fo:padding-bottom="0cm" fo:border="0.5pt solid #000000"/>
    </style:style>
    <style:style style:name="Tabla10" style:family="table">
      <style:table-properties style:width="15.753cm" fo:margin-top="0cm" fo:margin-bottom="0cm" table:align="center" style:writing-mode="lr-tb"/>
    </style:style>
    <style:style style:name="Tabla10.A" style:family="table-column">
      <style:table-column-properties style:column-width="5.5cm"/>
    </style:style>
    <style:style style:name="Tabla10.B" style:family="table-column">
      <style:table-column-properties style:column-width="7.001cm"/>
    </style:style>
    <style:style style:name="Tabla10.C" style:family="table-column">
      <style:table-column-properties style:column-width="3.253cm"/>
    </style:style>
    <style:style style:name="Tabla10.1" style:family="table-row">
      <style:table-row-properties style:min-row-height="0.861cm" fo:keep-together="auto"/>
    </style:style>
    <style:style style:name="Tabla10.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0.2" style:family="table-row">
      <style:table-row-properties style:min-row-height="0.43cm" fo:keep-together="auto"/>
    </style:style>
    <style:style style:name="Tabla10.A2" style:family="table-cell">
      <style:table-cell-properties style:vertical-align="middle" fo:padding-left="0.199cm" fo:padding-right="0.191cm" fo:padding-top="0cm" fo:padding-bottom="0cm" fo:border="0.5pt solid #000000"/>
    </style:style>
    <style:style style:name="Tabla10.B2" style:family="table-cell">
      <style:table-cell-properties style:vertical-align="middle" fo:padding-left="0.199cm" fo:padding-right="0.191cm" fo:padding-top="0cm" fo:padding-bottom="0cm" fo:border="0.5pt solid #000000"/>
    </style:style>
    <style:style style:name="Tabla10.C2" style:family="table-cell">
      <style:table-cell-properties style:vertical-align="middle" fo:padding-left="0.199cm" fo:padding-right="0.191cm" fo:padding-top="0cm" fo:padding-bottom="0cm" fo:border="0.5pt solid #000000"/>
    </style:style>
    <style:style style:name="Tabla10.A3" style:family="table-cell">
      <style:table-cell-properties style:vertical-align="middle" fo:padding-left="0.199cm" fo:padding-right="0.191cm" fo:padding-top="0cm" fo:padding-bottom="0cm" fo:border="0.5pt solid #000000"/>
    </style:style>
    <style:style style:name="Tabla10.B3" style:family="table-cell">
      <style:table-cell-properties style:vertical-align="middle" fo:padding-left="0.199cm" fo:padding-right="0.191cm" fo:padding-top="0cm" fo:padding-bottom="0cm" fo:border="0.5pt solid #000000"/>
    </style:style>
    <style:style style:name="Tabla10.C3" style:family="table-cell">
      <style:table-cell-properties style:vertical-align="middle" fo:padding-left="0.199cm" fo:padding-right="0.191cm" fo:padding-top="0cm" fo:padding-bottom="0cm" fo:border="0.5pt solid #000000"/>
    </style:style>
    <style:style style:name="Tabla10.A4" style:family="table-cell">
      <style:table-cell-properties style:vertical-align="middle" fo:padding-left="0.199cm" fo:padding-right="0.191cm" fo:padding-top="0cm" fo:padding-bottom="0cm" fo:border="0.5pt solid #000000"/>
    </style:style>
    <style:style style:name="Tabla10.B4" style:family="table-cell">
      <style:table-cell-properties style:vertical-align="middle" fo:padding-left="0.199cm" fo:padding-right="0.191cm" fo:padding-top="0cm" fo:padding-bottom="0cm" fo:border="0.5pt solid #000000"/>
    </style:style>
    <style:style style:name="Tabla10.C4" style:family="table-cell">
      <style:table-cell-properties style:vertical-align="middle" fo:padding-left="0.199cm" fo:padding-right="0.191cm" fo:padding-top="0cm" fo:padding-bottom="0cm" fo:border="0.5pt solid #000000"/>
    </style:style>
    <style:style style:name="Tabla10.A5" style:family="table-cell">
      <style:table-cell-properties style:vertical-align="middle" fo:padding-left="0.199cm" fo:padding-right="0.191cm" fo:padding-top="0cm" fo:padding-bottom="0cm" fo:border="0.5pt solid #000000"/>
    </style:style>
    <style:style style:name="Tabla10.B5" style:family="table-cell">
      <style:table-cell-properties style:vertical-align="middle" fo:padding-left="0.199cm" fo:padding-right="0.191cm" fo:padding-top="0cm" fo:padding-bottom="0cm" fo:border="0.5pt solid #000000"/>
    </style:style>
    <style:style style:name="Tabla10.C5" style:family="table-cell">
      <style:table-cell-properties style:vertical-align="middle" fo:padding-left="0.199cm" fo:padding-right="0.191cm" fo:padding-top="0cm" fo:padding-bottom="0cm" fo:border="0.5pt solid #000000"/>
    </style:style>
    <style:style style:name="Tabla10.A6" style:family="table-cell">
      <style:table-cell-properties style:vertical-align="middle" fo:padding-left="0.199cm" fo:padding-right="0.191cm" fo:padding-top="0cm" fo:padding-bottom="0cm" fo:border="0.5pt solid #000000"/>
    </style:style>
    <style:style style:name="Tabla10.B6" style:family="table-cell">
      <style:table-cell-properties style:vertical-align="middle" fo:padding-left="0.199cm" fo:padding-right="0.191cm" fo:padding-top="0cm" fo:padding-bottom="0cm" fo:border="0.5pt solid #000000"/>
    </style:style>
    <style:style style:name="Tabla10.C6" style:family="table-cell">
      <style:table-cell-properties style:vertical-align="middle" fo:padding-left="0.199cm" fo:padding-right="0.191cm" fo:padding-top="0cm" fo:padding-bottom="0cm" fo:border="0.5pt solid #000000"/>
    </style:style>
    <style:style style:name="Tabla10.A7" style:family="table-cell">
      <style:table-cell-properties style:vertical-align="middle" fo:padding-left="0.199cm" fo:padding-right="0.191cm" fo:padding-top="0cm" fo:padding-bottom="0cm" fo:border="0.5pt solid #000000"/>
    </style:style>
    <style:style style:name="Tabla10.B7" style:family="table-cell">
      <style:table-cell-properties style:vertical-align="middle" fo:padding-left="0.199cm" fo:padding-right="0.191cm" fo:padding-top="0cm" fo:padding-bottom="0cm" fo:border="0.5pt solid #000000"/>
    </style:style>
    <style:style style:name="Tabla10.C7" style:family="table-cell">
      <style:table-cell-properties style:vertical-align="middle" fo:padding-left="0.199cm" fo:padding-right="0.191cm" fo:padding-top="0cm" fo:padding-bottom="0cm" fo:border="0.5pt solid #000000"/>
    </style:style>
    <style:style style:name="Tabla10.A8" style:family="table-cell">
      <style:table-cell-properties style:vertical-align="middle" fo:padding-left="0.199cm" fo:padding-right="0.191cm" fo:padding-top="0cm" fo:padding-bottom="0cm" fo:border="0.5pt solid #000000"/>
    </style:style>
    <style:style style:name="Tabla10.B8" style:family="table-cell">
      <style:table-cell-properties style:vertical-align="middle" fo:padding-left="0.199cm" fo:padding-right="0.191cm" fo:padding-top="0cm" fo:padding-bottom="0cm" fo:border="0.5pt solid #000000"/>
    </style:style>
    <style:style style:name="Tabla10.C8" style:family="table-cell">
      <style:table-cell-properties style:vertical-align="middle" fo:padding-left="0.199cm" fo:padding-right="0.191cm" fo:padding-top="0cm" fo:padding-bottom="0cm" fo:border="0.5pt solid #000000"/>
    </style:style>
    <style:style style:name="Tabla10.A9" style:family="table-cell">
      <style:table-cell-properties style:vertical-align="middle" fo:padding-left="0.199cm" fo:padding-right="0.191cm" fo:padding-top="0cm" fo:padding-bottom="0cm" fo:border="0.5pt solid #000000"/>
    </style:style>
    <style:style style:name="Tabla10.B9" style:family="table-cell">
      <style:table-cell-properties style:vertical-align="middle" fo:padding-left="0.199cm" fo:padding-right="0.191cm" fo:padding-top="0cm" fo:padding-bottom="0cm" fo:border="0.5pt solid #000000"/>
    </style:style>
    <style:style style:name="Tabla10.C9" style:family="table-cell">
      <style:table-cell-properties style:vertical-align="middle" fo:padding-left="0.199cm" fo:padding-right="0.191cm" fo:padding-top="0cm" fo:padding-bottom="0cm" fo:border="0.5pt solid #000000"/>
    </style:style>
    <style:style style:name="Tabla10.10" style:family="table-row">
      <style:table-row-properties style:min-row-height="0.863cm" fo:keep-together="auto"/>
    </style:style>
    <style:style style:name="Tabla10.A10" style:family="table-cell">
      <style:table-cell-properties style:vertical-align="middle" fo:padding-left="0.199cm" fo:padding-right="0.191cm" fo:padding-top="0cm" fo:padding-bottom="0cm" fo:border="0.5pt solid #000000"/>
    </style:style>
    <style:style style:name="Tabla10.B10" style:family="table-cell">
      <style:table-cell-properties style:vertical-align="middle" fo:padding-left="0.199cm" fo:padding-right="0.191cm" fo:padding-top="0cm" fo:padding-bottom="0cm" fo:border="0.5pt solid #000000"/>
    </style:style>
    <style:style style:name="Tabla10.C10" style:family="table-cell">
      <style:table-cell-properties style:vertical-align="middle" fo:padding-left="0.199cm" fo:padding-right="0.191cm" fo:padding-top="0cm" fo:padding-bottom="0cm" fo:border="0.5pt solid #000000"/>
    </style:style>
    <style:style style:name="Tabla11" style:family="table">
      <style:table-properties style:width="15.944cm" fo:margin-left="0cm" fo:margin-top="0cm" fo:margin-bottom="0cm" table:align="left" fo:background-color="#1f497d" style:writing-mode="lr-tb">
        <style:background-image/>
      </style:table-properties>
    </style:style>
    <style:style style:name="Tabla11.A" style:family="table-column">
      <style:table-column-properties style:column-width="15.944cm"/>
    </style:style>
    <style:style style:name="Tabla11.1" style:family="table-row">
      <style:table-row-properties style:min-row-height="0.536cm" fo:keep-together="auto"/>
    </style:style>
    <style:style style:name="Tabla11.A1" style:family="table-cell">
      <style:table-cell-properties style:vertical-align="middle" fo:background-color="#1f497d" fo:padding-left="0.199cm" fo:padding-right="0.191cm" fo:padding-top="0cm" fo:padding-bottom="0cm" fo:border="0.5pt solid #000000">
        <style:background-image/>
      </style:table-cell-properties>
    </style:style>
    <style:style style:name="Tabla12" style:family="table">
      <style:table-properties style:width="16.494cm" fo:margin-left="-0.51cm" fo:margin-top="0cm" fo:margin-bottom="0cm" table:align="left" style:writing-mode="lr-tb"/>
    </style:style>
    <style:style style:name="Tabla12.A" style:family="table-column">
      <style:table-column-properties style:column-width="4.001cm"/>
    </style:style>
    <style:style style:name="Tabla12.B" style:family="table-column">
      <style:table-column-properties style:column-width="4.5cm"/>
    </style:style>
    <style:style style:name="Tabla12.C" style:family="table-column">
      <style:table-column-properties style:column-width="5.251cm"/>
    </style:style>
    <style:style style:name="Tabla12.D" style:family="table-column">
      <style:table-column-properties style:column-width="2.741cm"/>
    </style:style>
    <style:style style:name="Tabla12.1" style:family="table-row">
      <style:table-row-properties style:min-row-height="0.594cm" fo:keep-together="auto"/>
    </style:style>
    <style:style style:name="Tabla12.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2.2" style:family="table-row">
      <style:table-row-properties style:min-row-height="0.425cm" fo:keep-together="auto"/>
    </style:style>
    <style:style style:name="Tabla12.A2" style:family="table-cell">
      <style:table-cell-properties style:vertical-align="middle" fo:padding-left="0.199cm" fo:padding-right="0.191cm" fo:padding-top="0cm" fo:padding-bottom="0cm" fo:border="0.5pt solid #000000"/>
    </style:style>
    <style:style style:name="Tabla12.B2" style:family="table-cell">
      <style:table-cell-properties style:vertical-align="middle" fo:padding-left="0.199cm" fo:padding-right="0.191cm" fo:padding-top="0cm" fo:padding-bottom="0cm" fo:border="0.5pt solid #000000"/>
    </style:style>
    <style:style style:name="Tabla12.C2" style:family="table-cell">
      <style:table-cell-properties style:vertical-align="middle" fo:padding-left="0.199cm" fo:padding-right="0.191cm" fo:padding-top="0cm" fo:padding-bottom="0cm" fo:border="0.5pt solid #000000"/>
    </style:style>
    <style:style style:name="Tabla12.D2" style:family="table-cell">
      <style:table-cell-properties style:vertical-align="middle" fo:padding-left="0.199cm" fo:padding-right="0.191cm" fo:padding-top="0cm" fo:padding-bottom="0cm" fo:border="0.5pt solid #000000"/>
    </style:style>
    <style:style style:name="Tabla12.3" style:family="table-row">
      <style:table-row-properties style:min-row-height="0.455cm" fo:keep-together="auto"/>
    </style:style>
    <style:style style:name="Tabla12.A3" style:family="table-cell">
      <style:table-cell-properties style:vertical-align="middle" fo:padding-left="0.199cm" fo:padding-right="0.191cm" fo:padding-top="0cm" fo:padding-bottom="0cm" fo:border="0.5pt solid #000000"/>
    </style:style>
    <style:style style:name="Tabla12.B3" style:family="table-cell">
      <style:table-cell-properties style:vertical-align="middle" fo:padding-left="0.199cm" fo:padding-right="0.191cm" fo:padding-top="0cm" fo:padding-bottom="0cm" fo:border="0.5pt solid #000000"/>
    </style:style>
    <style:style style:name="Tabla12.C3" style:family="table-cell">
      <style:table-cell-properties style:vertical-align="middle" fo:padding-left="0.199cm" fo:padding-right="0.191cm" fo:padding-top="0cm" fo:padding-bottom="0cm" fo:border="0.5pt solid #000000"/>
    </style:style>
    <style:style style:name="Tabla12.D3" style:family="table-cell">
      <style:table-cell-properties style:vertical-align="middle" fo:padding-left="0.199cm" fo:padding-right="0.191cm" fo:padding-top="0cm" fo:padding-bottom="0cm" fo:border="0.5pt solid #000000"/>
    </style:style>
    <style:style style:name="Tabla12.A4" style:family="table-cell">
      <style:table-cell-properties style:vertical-align="middle" fo:padding-left="0.199cm" fo:padding-right="0.191cm" fo:padding-top="0cm" fo:padding-bottom="0cm" fo:border="0.5pt solid #000000"/>
    </style:style>
    <style:style style:name="Tabla12.B4" style:family="table-cell">
      <style:table-cell-properties style:vertical-align="middle" fo:padding-left="0.199cm" fo:padding-right="0.191cm" fo:padding-top="0cm" fo:padding-bottom="0cm" fo:border="0.5pt solid #000000"/>
    </style:style>
    <style:style style:name="Tabla12.C4" style:family="table-cell">
      <style:table-cell-properties style:vertical-align="middle" fo:padding-left="0.199cm" fo:padding-right="0.191cm" fo:padding-top="0cm" fo:padding-bottom="0cm" fo:border="0.5pt solid #000000"/>
    </style:style>
    <style:style style:name="Tabla12.D4" style:family="table-cell">
      <style:table-cell-properties style:vertical-align="middle" fo:padding-left="0.199cm" fo:padding-right="0.191cm" fo:padding-top="0cm" fo:padding-bottom="0cm" fo:border="0.5pt solid #000000"/>
    </style:style>
    <style:style style:name="Tabla12.A5" style:family="table-cell">
      <style:table-cell-properties style:vertical-align="middle" fo:padding-left="0.199cm" fo:padding-right="0.191cm" fo:padding-top="0cm" fo:padding-bottom="0cm" fo:border="0.5pt solid #000000"/>
    </style:style>
    <style:style style:name="Tabla12.B5" style:family="table-cell">
      <style:table-cell-properties style:vertical-align="middle" fo:padding-left="0.199cm" fo:padding-right="0.191cm" fo:padding-top="0cm" fo:padding-bottom="0cm" fo:border="0.5pt solid #000000"/>
    </style:style>
    <style:style style:name="Tabla12.C5" style:family="table-cell">
      <style:table-cell-properties style:vertical-align="middle" fo:padding-left="0.199cm" fo:padding-right="0.191cm" fo:padding-top="0cm" fo:padding-bottom="0cm" fo:border="0.5pt solid #000000"/>
    </style:style>
    <style:style style:name="Tabla12.D5" style:family="table-cell">
      <style:table-cell-properties style:vertical-align="middle" fo:padding-left="0.199cm" fo:padding-right="0.191cm" fo:padding-top="0cm" fo:padding-bottom="0cm" fo:border="0.5pt solid #000000"/>
    </style:style>
    <style:style style:name="Tabla13" style:family="table">
      <style:table-properties style:width="16.753cm" fo:margin-left="-0.51cm" fo:margin-top="0cm" fo:margin-bottom="0cm" table:align="left" style:writing-mode="lr-tb"/>
    </style:style>
    <style:style style:name="Tabla13.A" style:family="table-column">
      <style:table-column-properties style:column-width="5.502cm"/>
    </style:style>
    <style:style style:name="Tabla13.B" style:family="table-column">
      <style:table-column-properties style:column-width="11.25cm"/>
    </style:style>
    <style:style style:name="Tabla13.1" style:family="table-row">
      <style:table-row-properties style:min-row-height="0.628cm" fo:keep-together="auto"/>
    </style:style>
    <style:style style:name="Tabla13.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3.2" style:family="table-row">
      <style:table-row-properties style:min-row-height="0.425cm" fo:keep-together="auto"/>
    </style:style>
    <style:style style:name="Tabla13.A2" style:family="table-cell">
      <style:table-cell-properties style:vertical-align="middle" fo:background-color="#ffffff" fo:padding-left="0.191cm" fo:padding-right="0.191cm" fo:padding-top="0cm" fo:padding-bottom="0cm" fo:border="0.5pt solid #000000">
        <style:background-image/>
      </style:table-cell-properties>
    </style:style>
    <style:style style:name="Tabla13.A4" style:family="table-cell">
      <style:table-cell-properties style:vertical-align="middle" fo:background-color="#ffffff" fo:padding-left="0.191cm" fo:padding-right="0.191cm" fo:padding-top="0cm" fo:padding-bottom="0cm" fo:border-left="0.5pt solid #000000" fo:border-right="0.5pt solid #000000" fo:border-top="none" fo:border-bottom="0.5pt solid #000000">
        <style:background-image/>
      </style:table-cell-properties>
    </style:style>
    <style:style style:name="Tabla14" style:family="table">
      <style:table-properties style:width="15.494cm" fo:margin-left="0cm" fo:margin-top="0cm" fo:margin-bottom="0cm" table:align="left" style:writing-mode="lr-tb"/>
    </style:style>
    <style:style style:name="Tabla14.A" style:family="table-column">
      <style:table-column-properties style:column-width="5.743cm"/>
    </style:style>
    <style:style style:name="Tabla14.B" style:family="table-column">
      <style:table-column-properties style:column-width="9.749cm"/>
    </style:style>
    <style:style style:name="Tabla14.1" style:family="table-row">
      <style:table-row-properties style:min-row-height="0.557cm" fo:keep-together="auto"/>
    </style:style>
    <style:style style:name="Tabla14.A1" style:family="table-cell">
      <style:table-cell-properties style:vertical-align="middle" fo:background-color="#365f91" fo:padding-left="0.191cm" fo:padding-right="0.191cm" fo:padding-top="0cm" fo:padding-bottom="0cm" fo:border="0.5pt solid #000000">
        <style:background-image/>
      </style:table-cell-properties>
    </style:style>
    <style:style style:name="Tabla14.2" style:family="table-row">
      <style:table-row-properties style:min-row-height="0.425cm" fo:keep-together="auto"/>
    </style:style>
    <style:style style:name="Tabla14.A2" style:family="table-cell">
      <style:table-cell-properties style:vertical-align="middle" fo:padding-left="0.191cm" fo:padding-right="0.191cm" fo:padding-top="0cm" fo:padding-bottom="0cm" fo:border="0.5pt solid #000000"/>
    </style:style>
    <style:style style:name="Tabla14.A3" style:family="table-cell">
      <style:table-cell-properties style:vertical-align="middle" fo:padding-left="0.191cm" fo:padding-right="0.191cm" fo:padding-top="0cm" fo:padding-bottom="0cm" fo:border="0.5pt solid #000000"/>
    </style:style>
    <style:style style:name="Tabla14.B3" style:family="table-cell">
      <style:table-cell-properties style:vertical-align="middle" fo:padding-left="0.191cm" fo:padding-right="0.191cm" fo:padding-top="0cm" fo:padding-bottom="0cm" fo:border="0.5pt solid #000000"/>
    </style:style>
    <style:style style:name="Tabla14.A4"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Tabla15" style:family="table">
      <style:table-properties style:width="17.403cm" fo:margin-left="-0.81cm" fo:margin-top="0cm" fo:margin-bottom="0cm" table:align="left" style:writing-mode="lr-tb"/>
    </style:style>
    <style:style style:name="Tabla15.A" style:family="table-column">
      <style:table-column-properties style:column-width="2.302cm"/>
    </style:style>
    <style:style style:name="Tabla15.B" style:family="table-column">
      <style:table-column-properties style:column-width="3.251cm"/>
    </style:style>
    <style:style style:name="Tabla15.C" style:family="table-column">
      <style:table-column-properties style:column-width="3.567cm"/>
    </style:style>
    <style:style style:name="Tabla15.D" style:family="table-column">
      <style:table-column-properties style:column-width="3.568cm"/>
    </style:style>
    <style:style style:name="Tabla15.E" style:family="table-column">
      <style:table-column-properties style:column-width="4.715cm"/>
    </style:style>
    <style:style style:name="Tabla15.1" style:family="table-row">
      <style:table-row-properties fo:keep-together="auto"/>
    </style:style>
    <style:style style:name="Tabla15.A1" style:family="table-cell">
      <style:table-cell-properties style:vertical-align="middle" fo:background-color="#365f91" fo:padding-left="0.199cm" fo:padding-right="0.191cm" fo:padding-top="0cm" fo:padding-bottom="0cm" fo:border="0.5pt solid #000000">
        <style:background-image/>
      </style:table-cell-properties>
    </style:style>
    <style:style style:name="Tabla15.A2" style:family="table-cell">
      <style:table-cell-properties style:vertical-align="middle" fo:padding-left="0.199cm" fo:padding-right="0.191cm" fo:padding-top="0cm" fo:padding-bottom="0cm" fo:border="0.5pt solid #000000"/>
    </style:style>
    <style:style style:name="Tabla15.A3" style:family="table-cell">
      <style:table-cell-properties style:vertical-align="middle" fo:padding-left="0.199cm" fo:padding-right="0.191cm" fo:padding-top="0cm" fo:padding-bottom="0cm" fo:border="0.5pt solid #000000"/>
    </style:style>
    <style:style style:name="Tabla15.B3" style:family="table-cell">
      <style:table-cell-properties style:vertical-align="middle" fo:padding-left="0.199cm" fo:padding-right="0.191cm" fo:padding-top="0cm" fo:padding-bottom="0cm" fo:border="0.5pt solid #000000"/>
    </style:style>
    <style:style style:name="Tabla15.C3" style:family="table-cell">
      <style:table-cell-properties style:vertical-align="middle" fo:padding-left="0.199cm" fo:padding-right="0.191cm" fo:padding-top="0cm" fo:padding-bottom="0cm" fo:border="0.5pt solid #000000"/>
    </style:style>
    <style:style style:name="Tabla15.D3" style:family="table-cell">
      <style:table-cell-properties style:vertical-align="middle" fo:padding-left="0.199cm" fo:padding-right="0.191cm" fo:padding-top="0cm" fo:padding-bottom="0cm" fo:border="0.5pt solid #000000"/>
    </style:style>
    <style:style style:name="Tabla15.E3" style:family="table-cell">
      <style:table-cell-properties style:vertical-align="middle" fo:padding-left="0.199cm" fo:padding-right="0.191cm" fo:padding-top="0cm" fo:padding-bottom="0cm" fo:border="0.5pt solid #000000"/>
    </style:style>
    <style:style style:name="Tabla15.A4" style:family="table-cell">
      <style:table-cell-properties style:vertical-align="middle" fo:padding-left="0.199cm" fo:padding-right="0.191cm" fo:padding-top="0cm" fo:padding-bottom="0cm" fo:border="0.5pt solid #000000"/>
    </style:style>
    <style:style style:name="Tabla16" style:family="table">
      <style:table-properties style:width="15.944cm" fo:margin-left="0cm" fo:margin-top="0cm" fo:margin-bottom="0cm" table:align="left" fo:background-color="#1f497d" style:writing-mode="lr-tb">
        <style:background-image/>
      </style:table-properties>
    </style:style>
    <style:style style:name="Tabla16.A" style:family="table-column">
      <style:table-column-properties style:column-width="15.944cm"/>
    </style:style>
    <style:style style:name="Tabla16.1" style:family="table-row">
      <style:table-row-properties style:min-row-height="0.536cm" fo:keep-together="auto"/>
    </style:style>
    <style:style style:name="Tabla16.A1" style:family="table-cell">
      <style:table-cell-properties style:vertical-align="middle" fo:background-color="#1f497d" fo:padding-left="0.199cm" fo:padding-right="0.191cm" fo:padding-top="0cm" fo:padding-bottom="0cm" fo:border="0.5pt solid #000000">
        <style:background-image/>
      </style:table-cell-properties>
    </style:style>
    <style:style style:name="P1" style:family="paragraph" style:parent-style-name="Body_20_Text_20_Indent_20_3">
      <style:paragraph-properties fo:margin-left="0cm" fo:margin-right="0cm" fo:text-align="justify" style:justify-single-word="false" fo:text-indent="0cm" style:auto-text-indent="false"/>
      <style:text-properties style:font-name="Calibri" fo:font-weight="bold" style:font-weight-asian="bold" style:font-name-complex="Arial1" style:font-size-complex="11pt"/>
    </style:style>
    <style:style style:name="P2" style:family="paragraph" style:parent-style-name="Standard">
      <style:text-properties fo:font-size="11pt" style:font-size-asian="11pt" style:font-name-complex="Calibri2"/>
    </style:style>
    <style:style style:name="P3" style:family="paragraph" style:parent-style-name="Standard">
      <style:paragraph-properties fo:text-align="center" style:justify-single-word="false"/>
    </style:style>
    <style:style style:name="P4" style:family="paragraph" style:parent-style-name="Standard">
      <style:paragraph-properties fo:text-align="justify" style:justify-single-word="false"/>
      <style:text-properties fo:font-size="12pt" officeooo:rsid="00ad2997" officeooo:paragraph-rsid="000a0caa" style:font-size-asian="12pt" style:font-size-complex="12pt"/>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margin-top="0cm" fo:margin-bottom="0cm" loext:contextual-spacing="false"/>
    </style:style>
    <style:style style:name="P7" style:family="paragraph" style:parent-style-name="Standard">
      <style:paragraph-properties fo:margin-top="0cm" fo:margin-bottom="0cm" loext:contextual-spacing="false" fo:line-height="100%"/>
      <style:text-properties style:use-window-font-color="true" style:font-name="Calibri" fo:font-size="8pt" fo:font-weight="bold" style:font-name-asian="Times New Roman1" style:font-size-asian="8pt" style:language-asian="es" style:country-asian="ES" style:font-weight-asian="bold" style:font-name-complex="Arial1" style:font-size-complex="8pt"/>
    </style:style>
    <style:style style:name="P8" style:family="paragraph" style:parent-style-name="Standard">
      <style:paragraph-properties fo:margin-top="0cm" fo:margin-bottom="0cm" loext:contextual-spacing="false"/>
      <style:text-properties style:use-window-font-color="true" style:font-name="Calibri" fo:font-size="11pt" style:rfc-language-tag="es-ES-u-co-trad" fo:language="es" fo:country="ES" style:text-underline-style="solid" style:text-underline-width="auto" style:text-underline-color="font-color" style:font-size-asian="11pt" style:font-name-complex="Arial1"/>
    </style:style>
    <style:style style:name="P9" style:family="paragraph" style:parent-style-name="Standard">
      <style:paragraph-properties fo:margin-top="0cm" fo:margin-bottom="0cm" loext:contextual-spacing="false" fo:line-height="100%"/>
    </style:style>
    <style:style style:name="P10" style:family="paragraph" style:parent-style-name="Standard">
      <style:paragraph-properties fo:margin-top="0cm" fo:margin-bottom="0cm" loext:contextual-spacing="false" fo:line-height="100%" fo:text-align="center" style:justify-single-word="false"/>
    </style:style>
    <style:style style:name="P11" style:family="paragraph" style:parent-style-name="Standard">
      <style:paragraph-properties fo:margin-top="0cm" fo:margin-bottom="0cm" loext:contextual-spacing="false" fo:text-align="start" style:justify-single-word="false"/>
    </style:style>
    <style:style style:name="P12" style:family="paragraph" style:parent-style-name="Standard">
      <style:paragraph-properties fo:margin-top="0cm" fo:margin-bottom="0cm" loext:contextual-spacing="false" fo:text-align="center" style:justify-single-word="false"/>
    </style:style>
    <style:style style:name="P13" style:family="paragraph" style:parent-style-name="Standard" style:list-style-name="">
      <style:paragraph-properties fo:margin-top="0cm" fo:margin-bottom="0cm" loext:contextual-spacing="false" fo:text-align="center" style:justify-single-word="false"/>
    </style:style>
    <style:style style:name="P14"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style:style>
    <style:style style:name="P15"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fo:font-weight="bold" style:font-name-asian="F" style:font-weight-asian="bold" style:font-name-complex="Arial1" style:font-size-complex="10pt" fo:background-color="#ffff00"/>
    </style:style>
    <style:style style:name="P16" style:family="paragraph" style:parent-style-name="Standard">
      <style:paragraph-properties fo:margin-top="0cm" fo:margin-bottom="0cm" loext:contextual-spacing="false" fo:line-height="100%" fo:text-align="center" style:justify-single-word="false"/>
      <style:text-properties style:font-name="Calibri" style:rfc-language-tag="es-ES-u-co-trad" fo:language="es" fo:country="ES" style:font-name-asian="F" style:font-name-complex="Arial1" style:font-size-complex="10pt"/>
    </style:style>
    <style:style style:name="P17" style:family="paragraph" style:parent-style-name="Standard">
      <style:paragraph-properties fo:margin-top="0cm" fo:margin-bottom="0cm" loext:contextual-spacing="false"/>
      <style:text-properties style:font-name="Calibri" fo:font-size="11pt" style:rfc-language-tag="es-ES-u-co-trad" fo:language="es" fo:country="ES" style:font-size-asian="11pt" style:font-name-complex="Arial1"/>
    </style:style>
    <style:style style:name="P18" style:family="paragraph" style:parent-style-name="Standard" style:list-style-name="">
      <style:paragraph-properties fo:margin-top="0cm" fo:margin-bottom="0cm" loext:contextual-spacing="false" fo:text-align="center" style:justify-single-word="false"/>
      <style:text-properties style:font-name="Calibri" fo:font-size="11pt" style:rfc-language-tag="es-ES-u-co-trad" fo:language="es" fo:country="ES" style:font-size-asian="11pt"/>
    </style:style>
    <style:style style:name="P19"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style>
    <style:style style:name="P20" style:family="paragraph" style:parent-style-name="Standard">
      <style:paragraph-properties fo:margin-top="0cm" fo:margin-bottom="0cm" loext:contextual-spacing="false"/>
      <style:text-properties style:font-name="Calibri" fo:font-size="11pt" style:rfc-language-tag="es-ES-u-co-trad" fo:language="es" fo:country="ES" fo:font-weight="bold" style:font-size-asian="11pt" style:font-weight-asian="bold" style:font-name-complex="Arial1"/>
    </style:style>
    <style:style style:name="P21"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2" style:family="paragraph" style:parent-style-name="Standard">
      <style:paragraph-properties fo:margin-top="0cm" fo:margin-bottom="0cm" loext:contextual-spacing="false"/>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P23" style:family="paragraph" style:parent-style-name="Standard">
      <style:paragraph-properties fo:margin-top="0cm" fo:margin-bottom="0cm" loext:contextual-spacing="false"/>
      <style:text-properties style:font-name="Calibri" fo:font-size="11pt" fo:font-weight="bold" style:font-size-asian="11pt" style:font-weight-asian="bold" style:font-name-complex="Arial1"/>
    </style:style>
    <style:style style:name="P24" style:family="paragraph" style:parent-style-name="Standard" style:list-style-name="">
      <loext:graphic-properties draw:fill="solid" draw:fill-color="#ffffff"/>
      <style:paragraph-properties fo:margin-top="0cm" fo:margin-bottom="0cm" loext:contextual-spacing="false" fo:background-color="#ffffff"/>
      <style:text-properties style:font-name="Calibri" fo:font-size="11pt"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25" style:family="paragraph" style:parent-style-name="Standard">
      <style:paragraph-properties fo:margin-top="0cm" fo:margin-bottom="0cm" loext:contextual-spacing="false"/>
      <style:text-properties style:font-name="Calibri" fo:font-size="11pt" style:font-size-asian="11pt" style:font-name-complex="Arial1"/>
    </style:style>
    <style:style style:name="P26" style:family="paragraph" style:parent-style-name="Standard" style:list-style-name="">
      <style:paragraph-properties fo:margin-top="0cm" fo:margin-bottom="0cm" loext:contextual-spacing="false" fo:text-align="center" style:justify-single-word="false"/>
      <style:text-properties style:font-name="Calibri" fo:font-size="9pt" style:rfc-language-tag="es-ES-u-co-trad" fo:language="es" fo:country="ES"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P27" style:family="paragraph" style:parent-style-name="Standard">
      <style:paragraph-properties fo:margin-top="0cm" fo:margin-bottom="0cm" loext:contextual-spacing="false" fo:line-height="100%" fo:text-align="center" style:justify-single-word="false"/>
      <style:text-properties style:font-name-asian="F"/>
    </style:style>
    <style:style style:name="P28" style:family="paragraph" style:parent-style-name="Standard">
      <style:paragraph-properties fo:margin-top="0cm" fo:margin-bottom="0cm" loext:contextual-spacing="false"/>
      <style:text-properties fo:color="#000000"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P29" style:family="paragraph" style:parent-style-name="Standard">
      <style:paragraph-properties fo:margin-top="0cm" fo:margin-bottom="0cm" loext:contextual-spacing="false"/>
      <style:text-properties fo:color="#000000" style:font-name="Calibri" fo:font-size="11pt" style:rfc-language-tag="es-ES-u-co-trad" fo:language="es" fo:country="ES" style:font-size-asian="11pt" style:font-name-complex="Arial1"/>
    </style:style>
    <style:style style:name="P30" style:family="paragraph" style:parent-style-name="Standard" style:list-style-name="WWNum33">
      <style:paragraph-properties fo:margin-top="0cm" fo:margin-bottom="0cm" loext:contextual-spacing="false"/>
    </style:style>
    <style:style style:name="P31" style:family="paragraph" style:parent-style-name="Standard" style:list-style-name="WWNum31">
      <style:paragraph-properties fo:margin-top="0cm" fo:margin-bottom="0cm" loext:contextual-spacing="false"/>
    </style:style>
    <style:style style:name="P32" style:family="paragraph" style:parent-style-name="Standard" style:list-style-name="WWNum38">
      <style:paragraph-properties fo:margin-top="0cm" fo:margin-bottom="0cm" loext:contextual-spacing="false"/>
    </style:style>
    <style:style style:name="P33" style:family="paragraph" style:parent-style-name="Standard">
      <style:paragraph-properties fo:margin-top="0cm" fo:margin-bottom="0cm" loext:contextual-spacing="false"/>
      <style:text-properties fo:color="#000080"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P34" style:family="paragraph" style:parent-style-name="Standard" style:list-style-name="WWNum37">
      <style:paragraph-properties fo:margin-top="0cm" fo:margin-bottom="0cm" loext:contextual-spacing="false"/>
    </style:style>
    <style:style style:name="P35" style:family="paragraph" style:parent-style-name="Standard" style:list-style-name="WWNum34">
      <style:paragraph-properties fo:margin-top="0cm" fo:margin-bottom="0cm" loext:contextual-spacing="false"/>
    </style:style>
    <style:style style:name="P36" style:family="paragraph" style:parent-style-name="Standard" style:list-style-name="">
      <loext:graphic-properties draw:fill="solid" draw:fill-color="#ffffff"/>
      <style:paragraph-properties fo:margin-top="0cm" fo:margin-bottom="0cm" loext:contextual-spacing="false" fo:background-color="#ffffff"/>
    </style:style>
    <style:style style:name="P37" style:family="paragraph" style:parent-style-name="Standard">
      <loext:graphic-properties draw:fill="solid" draw:fill-color="#365f91"/>
      <style:paragraph-properties fo:margin-top="0cm" fo:margin-bottom="0cm" loext:contextual-spacing="false" fo:background-color="#365f91"/>
    </style:style>
    <style:style style:name="P38" style:family="paragraph" style:parent-style-name="Standard">
      <style:paragraph-properties fo:margin-top="0cm" fo:margin-bottom="0cm" loext:contextual-spacing="false" fo:break-before="page"/>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P39"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style>
    <style:style style:name="P40" style:family="paragraph" style:parent-style-name="Standard">
      <style:paragraph-properties fo:margin-top="0cm" fo:margin-bottom="0.353cm" loext:contextual-spacing="false" fo:line-height="115%" fo:text-align="start" style:justify-single-word="false"/>
      <style:text-properties style:rfc-language-tag="es-ES-u-co-trad" fo:language="es" fo:country="ES" style:rfc-language-tag-asian="es-ES-u-co-trad" style:language-asian="es" style:country-asian="ES"/>
    </style:style>
    <style:style style:name="P41" style:family="paragraph" style:parent-style-name="Standard">
      <style:paragraph-properties fo:margin-top="0cm" fo:margin-bottom="0.353cm" loext:contextual-spacing="false" fo:line-height="115%" fo:text-align="start" style:justify-single-word="false"/>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P42" style:family="paragraph" style:parent-style-name="Standard">
      <style:paragraph-properties fo:margin-left="1.244cm" fo:margin-right="0cm" fo:margin-top="0cm" fo:margin-bottom="0cm" loext:contextual-spacing="false" fo:text-indent="-1.244cm" style:auto-text-indent="false"/>
    </style:style>
    <style:style style:name="P43" style:family="paragraph" style:parent-style-name="Standard">
      <style:paragraph-properties fo:margin-left="2.498cm" fo:margin-right="0cm" fo:margin-top="0cm" fo:margin-bottom="0cm" loext:contextual-spacing="false" fo:text-indent="0cm" style:auto-text-indent="false"/>
    </style:style>
    <style:style style:name="P44" style:family="paragraph" style:parent-style-name="Standard" style:list-style-name="WWNum36">
      <style:paragraph-properties fo:margin-left="1.501cm" fo:margin-right="0cm" fo:margin-top="0cm" fo:margin-bottom="0cm" loext:contextual-spacing="false" fo:text-indent="-1cm" style:auto-text-indent="false">
        <style:tab-stops>
          <style:tab-stop style:position="1.501cm"/>
        </style:tab-stops>
      </style:paragraph-properties>
    </style:style>
    <style:style style:name="P45" style:family="paragraph" style:parent-style-name="Standard">
      <style:paragraph-properties fo:margin-left="1.249cm" fo:margin-right="0cm" fo:margin-top="0cm" fo:margin-bottom="0cm" loext:contextual-spacing="false" fo:text-indent="0cm" style:auto-text-indent="false"/>
    </style:style>
    <style:style style:name="P46" style:family="paragraph" style:parent-style-name="Standard">
      <style:paragraph-properties fo:margin-left="1.249cm" fo:margin-right="0cm" fo:margin-top="0cm" fo:margin-bottom="0cm" loext:contextual-spacing="false" fo:text-indent="0cm" style:auto-text-indent="false"/>
      <style:text-properties style:font-name="Calibri" fo:font-size="11pt" style:font-size-asian="11pt"/>
    </style:style>
    <style:style style:name="P47" style:family="paragraph" style:parent-style-name="Standard">
      <style:paragraph-properties fo:margin-left="2.498cm" fo:margin-right="0cm" fo:margin-top="0cm" fo:margin-bottom="0cm" loext:contextual-spacing="false" fo:text-indent="1.249cm" style:auto-text-indent="false"/>
    </style:style>
    <style:style style:name="P48" style:family="paragraph" style:parent-style-name="Standard">
      <style:paragraph-properties fo:margin-left="0cm" fo:margin-right="0cm" fo:margin-top="0cm" fo:margin-bottom="0cm" loext:contextual-spacing="false" fo:text-indent="0.635cm" style:auto-text-indent="false"/>
      <style:text-properties style:font-name="Calibri" fo:font-size="11pt" style:rfc-language-tag="es-ES-u-co-trad" fo:language="es" fo:country="ES" style:font-size-asian="11pt" style:font-name-complex="Arial1"/>
    </style:style>
    <style:style style:name="P49" style:family="paragraph" style:parent-style-name="Standard" style:list-style-name="">
      <loext:graphic-properties draw:fill="solid" draw:fill-color="#ffffff"/>
      <style:paragraph-properties fo:margin-left="2.54cm" fo:margin-right="0cm" fo:margin-top="0cm" fo:margin-bottom="0cm" loext:contextual-spacing="false" fo:text-indent="0cm" style:auto-text-indent="false" fo:background-color="#ffffff"/>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P50" style:family="paragraph" style:parent-style-name="Standard" style:master-page-name="First_20_Page">
      <style:paragraph-properties style:page-number="auto"/>
    </style:style>
    <style:style style:name="P51" style:family="paragraph" style:parent-style-name="No_20_Spacing">
      <style:text-properties style:rfc-language-tag="es-ES-u-co-trad" fo:language="es" fo:country="ES"/>
    </style:style>
    <style:style style:name="P52" style:family="paragraph" style:parent-style-name="No_20_Spacing">
      <style:text-properties style:rfc-language-tag="es-ES-u-co-trad" fo:language="es" fo:country="ES" style:rfc-language-tag-asian="es-ES-u-co-trad" style:language-asian="es" style:country-asian="ES"/>
    </style:style>
    <style:style style:name="P53" style:family="paragraph" style:parent-style-name="No_20_Spacing">
      <style:paragraph-properties fo:text-align="center" style:justify-single-word="false"/>
    </style:style>
    <style:style style:name="P54" style:family="paragraph" style:parent-style-name="No_20_Spacing">
      <style:text-properties style:font-name="Calibri" fo:font-size="11pt" fo:font-weight="bold" style:font-size-asian="11pt" style:font-weight-asian="bold"/>
    </style:style>
    <style:style style:name="P55" style:family="paragraph" style:parent-style-name="No_20_Spacing">
      <style:text-properties style:font-name="Calibri" fo:font-size="11pt" fo:font-weight="bold" style:font-size-asian="11pt" style:font-weight-asian="bold" style:font-name-complex="Arial1"/>
    </style:style>
    <style:style style:name="P56" style:family="paragraph" style:parent-style-name="No_20_Spacing">
      <style:text-properties style:font-name="Calibri" fo:font-size="11pt" style:rfc-language-tag="es-ES-u-co-trad" fo:language="es" fo:country="ES" style:font-size-asian="11pt" style:font-name-complex="Arial1"/>
    </style:style>
    <style:style style:name="P57" style:family="paragraph" style:parent-style-name="No_20_Spacing">
      <style:text-properties style:font-name="Calibri" fo:font-size="11pt" style:rfc-language-tag="es-ES-u-co-trad" fo:language="es" fo:country="ES" style:font-size-asian="11pt"/>
    </style:style>
    <style:style style:name="P58" style:family="paragraph" style:parent-style-name="No_20_Spacing">
      <style:text-properties style:font-name="Calibri" fo:font-size="11pt" style:rfc-language-tag="es-ES-u-co-trad" fo:language="es" fo:country="ES" style:font-size-asian="11pt" style:rfc-language-tag-asian="es-ES-u-co-trad" style:language-asian="es" style:country-asian="ES"/>
    </style:style>
    <style:style style:name="P59" style:family="paragraph" style:parent-style-name="No_20_Spacing">
      <style:text-properties fo:font-size="11pt" style:font-size-asian="11pt"/>
    </style:style>
    <style:style style:name="P60" style:family="paragraph" style:parent-style-name="No_20_Spacing">
      <style:text-properties fo:font-size="11pt" style:font-size-asian="11pt" style:font-name-complex="Calibri2" style:font-weight-complex="bold"/>
    </style:style>
    <style:style style:name="P61" style:family="paragraph" style:parent-style-name="No_20_Spacing">
      <style:text-properties fo:font-size="11pt" style:rfc-language-tag="es-ES-u-co-trad" fo:language="es" fo:country="ES" style:font-size-asian="11pt"/>
    </style:style>
    <style:style style:name="P62" style:family="paragraph" style:parent-style-name="No_20_Spacing">
      <style:text-properties fo:font-size="11pt" style:rfc-language-tag="es-ES-u-co-trad" fo:language="es" fo:country="ES" style:font-size-asian="11pt" style:font-name-complex="Calibri2"/>
    </style:style>
    <style:style style:name="P63" style:family="paragraph" style:parent-style-name="No_20_Spacing">
      <style:text-properties fo:font-size="11pt" fo:font-weight="bold" style:font-size-asian="11pt" style:font-weight-asian="bold" style:font-name-complex="Calibri2" style:font-weight-complex="bold"/>
    </style:style>
    <style:style style:name="P64" style:family="paragraph" style:parent-style-name="No_20_Spacing" style:list-style-name="WWNum40"/>
    <style:style style:name="P65" style:family="paragraph" style:parent-style-name="No_20_Spacing">
      <style:text-properties style:use-window-font-color="true" style:font-name="Calibri" fo:font-size="11pt" fo:font-weight="bold" style:font-size-asian="11pt" style:font-weight-asian="bold" style:font-name-complex="Arial1"/>
    </style:style>
    <style:style style:name="P66" style:family="paragraph" style:parent-style-name="No_20_Spacing">
      <style:text-properties style:use-window-font-color="true" style:rfc-language-tag="es-ES-u-co-trad" fo:language="es" fo:country="ES"/>
    </style:style>
    <style:style style:name="P67" style:family="paragraph" style:parent-style-name="No_20_Spacing" style:list-style-name="WWNum31"/>
    <style:style style:name="P68" style:family="paragraph" style:parent-style-name="No_20_Spacing">
      <style:text-properties fo:background-color="#ffff00"/>
    </style:style>
    <style:style style:name="P69" style:family="paragraph" style:parent-style-name="No_20_Spacing">
      <style:paragraph-properties>
        <style:tab-stops>
          <style:tab-stop style:position="5.08cm"/>
        </style:tab-stops>
      </style:paragraph-properties>
    </style:style>
    <style:style style:name="P70" style:family="paragraph" style:parent-style-name="No_20_Spacing">
      <style:paragraph-properties fo:margin-top="0cm" fo:margin-bottom="0cm" loext:contextual-spacing="false" fo:line-height="100%"/>
      <style:text-properties fo:color="#17365d" style:rfc-language-tag="es-ES-u-co-trad" fo:language="es" fo:country="ES" fo:font-weight="bold" style:font-name-asian="F" style:font-weight-asian="bold"/>
    </style:style>
    <style:style style:name="P71" style:family="paragraph" style:parent-style-name="No_20_Spacing">
      <style:paragraph-properties fo:margin-top="0cm" fo:margin-bottom="0cm" loext:contextual-spacing="false" fo:line-height="100%" fo:text-align="center" style:justify-single-word="false"/>
      <style:text-properties style:font-name-asian="F"/>
    </style:style>
    <style:style style:name="P72" style:family="paragraph" style:parent-style-name="No_20_Spacing">
      <style:paragraph-properties fo:margin-top="0cm" fo:margin-bottom="0cm" loext:contextual-spacing="false" fo:line-height="100%" fo:text-align="center" style:justify-single-word="false"/>
      <style:text-properties style:font-name-asian="F"/>
    </style:style>
    <style:style style:name="P73" style:family="paragraph" style:parent-style-name="No_20_Spacing">
      <style:paragraph-properties fo:margin-top="0cm" fo:margin-bottom="0cm" loext:contextual-spacing="false" fo:line-height="100%"/>
      <style:text-properties fo:color="#0f243e" style:rfc-language-tag="es-ES-u-co-trad" fo:language="es" fo:country="ES" fo:font-weight="bold" style:font-name-asian="F" style:font-weight-asian="bold"/>
    </style:style>
    <style:style style:name="P74" style:family="paragraph" style:parent-style-name="No_20_Spacing">
      <style:paragraph-properties fo:margin-top="0cm" fo:margin-bottom="0cm" loext:contextual-spacing="false" fo:line-height="100%" fo:text-align="center" style:justify-single-word="false"/>
      <style:text-properties fo:color="#0f243e" style:rfc-language-tag="es-ES-u-co-trad" fo:language="es" fo:country="ES" fo:font-weight="bold" style:font-name-asian="F" style:font-weight-asian="bold"/>
    </style:style>
    <style:style style:name="P75" style:family="paragraph" style:parent-style-name="No_20_Spacing">
      <style:paragraph-properties fo:margin-top="0cm" fo:margin-bottom="0cm" loext:contextual-spacing="false" fo:line-height="100%"/>
      <style:text-properties style:rfc-language-tag="es-ES-u-co-trad" fo:language="es" fo:country="ES" style:font-name-asian="F"/>
    </style:style>
    <style:style style:name="P76" style:family="paragraph" style:parent-style-name="No_20_Spacing">
      <style:paragraph-properties fo:margin-top="0cm" fo:margin-bottom="0cm" loext:contextual-spacing="false" fo:line-height="100%" fo:text-align="center" style:justify-single-word="false"/>
      <style:text-properties style:rfc-language-tag="es-ES-u-co-trad" fo:language="es" fo:country="ES" style:font-name-asian="F"/>
    </style:style>
    <style:style style:name="P77" style:family="paragraph" style:parent-style-name="No_20_Spacing">
      <style:paragraph-properties fo:margin-top="0cm" fo:margin-bottom="0cm" loext:contextual-spacing="false" fo:line-height="100%" fo:text-align="start" style:justify-single-word="false"/>
      <style:text-properties fo:color="#000000" style:font-name="Arial" fo:font-size="12pt" fo:background-color="#ffffff" style:font-size-asian="12pt" style:font-name-complex="Arial1" style:font-size-complex="12pt"/>
    </style:style>
    <style:style style:name="P78" style:family="paragraph" style:parent-style-name="No_20_Spacing">
      <style:paragraph-properties fo:margin-top="0cm" fo:margin-bottom="0cm" loext:contextual-spacing="false" fo:line-height="100%"/>
    </style:style>
    <style:style style:name="P79" style:family="paragraph" style:parent-style-name="No_20_Spacing">
      <style:paragraph-properties fo:margin-top="0cm" fo:margin-bottom="0cm" loext:contextual-spacing="false" fo:line-height="100%" fo:text-align="start" style:justify-single-word="false"/>
    </style:style>
    <style:style style:name="P80"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officeooo:paragraph-rsid="000654b8" fo:background-color="transparent" style:font-name-asian="F" style:font-size-asian="20pt" style:font-size-complex="20pt"/>
    </style:style>
    <style:style style:name="P81" style:family="paragraph" style:parent-style-name="No_20_Spacing">
      <style:paragraph-properties fo:break-before="page"/>
      <style:text-properties style:rfc-language-tag="es-ES-u-co-trad" fo:language="es" fo:country="ES"/>
    </style:style>
    <style:style style:name="P82" style:family="paragraph" style:parent-style-name="No_20_Spacing">
      <style:paragraph-properties fo:break-before="page"/>
      <style:text-properties style:rfc-language-tag="es-ES-u-co-trad" fo:language="es" fo:country="ES" style:rfc-language-tag-asian="es-ES-u-co-trad" style:language-asian="es" style:country-asian="ES"/>
    </style:style>
    <style:style style:name="P83" style:family="paragraph" style:parent-style-name="No_20_Spacing">
      <loext:graphic-properties draw:fill="solid" draw:fill-color="#1f497d"/>
      <style:paragraph-properties fo:margin-left="0cm" fo:margin-right="-0.501cm" fo:text-indent="0cm" style:auto-text-indent="false" fo:background-color="#1f497d"/>
    </style:style>
    <style:style style:name="P84" style:family="paragraph" style:parent-style-name="No_20_Spacing">
      <loext:graphic-properties draw:fill="solid" draw:fill-color="#1f497d"/>
      <style:paragraph-properties fo:margin-left="0cm" fo:margin-right="-0.501cm" fo:text-indent="0cm" style:auto-text-indent="false" fo:break-before="page" fo:background-color="#1f497d"/>
    </style:style>
    <style:style style:name="P85" style:family="paragraph" style:parent-style-name="No_20_Spacing">
      <style:paragraph-properties fo:margin-left="1.249cm" fo:margin-right="0cm" fo:text-indent="1.249cm" style:auto-text-indent="false"/>
    </style:style>
    <style:style style:name="P86" style:family="paragraph" style:parent-style-name="List_20_Paragraph">
      <style:paragraph-properties fo:margin-top="0cm" fo:margin-bottom="0cm" loext:contextual-spacing="true"/>
      <style:text-properties style:font-name="Calibri" fo:font-size="11pt" style:font-name-asian="Times New Roman1" style:font-size-asian="11pt" style:language-asian="es" style:country-asian="ES" style:font-name-complex="Arial1" style:font-weight-complex="bold"/>
    </style:style>
    <style:style style:name="P87" style:family="paragraph" style:parent-style-name="List_20_Paragraph">
      <style:paragraph-properties fo:margin-left="0cm" fo:margin-right="0cm" fo:margin-top="0cm" fo:margin-bottom="0cm" loext:contextual-spacing="true" fo:text-indent="0cm" style:auto-text-indent="false"/>
    </style:style>
    <style:style style:name="P88" style:family="paragraph" style:parent-style-name="Footer">
      <style:paragraph-properties fo:text-align="center" style:justify-single-word="false"/>
    </style:style>
    <style:style style:name="P89" style:family="paragraph" style:parent-style-name="Footer">
      <style:paragraph-properties fo:text-align="end" style:justify-single-word="false"/>
    </style:style>
    <style:style style:name="T1" style:family="text">
      <style:text-properties fo:color="#1f497d" fo:font-weight="bold" style:font-name-asian="Times New Roman1" style:language-asian="es" style:country-asian="ES" style:font-weight-asian="bold" style:font-name-complex="Times New Roman1" style:font-size-complex="10pt"/>
    </style:style>
    <style:style style:name="T2" style:family="text">
      <style:text-properties fo:color="#0f243e" fo:font-size="28pt" style:rfc-language-tag="es-ES-u-co-trad" fo:language="es" fo:country="ES" fo:font-weight="bold" style:font-size-asian="28pt" style:font-weight-asian="bold" style:font-size-complex="28pt"/>
    </style:style>
    <style:style style:name="T3" style:family="text">
      <style:text-properties fo:color="#0f243e" style:rfc-language-tag="es-ES-u-co-trad" fo:language="es" fo:country="ES" fo:font-weight="bold" style:font-weight-asian="bold"/>
    </style:style>
    <style:style style:name="T4" style:family="text">
      <style:text-properties fo:color="#0f243e" style:rfc-language-tag="es-ES-u-co-trad" fo:language="es" fo:country="ES" fo:font-style="italic" fo:font-weight="bold" style:font-style-asian="italic" style:font-weight-asian="bold"/>
    </style:style>
    <style:style style:name="T5" style:family="text">
      <style:text-properties fo:font-size="20pt" style:rfc-language-tag="es-ES-u-co-trad" fo:language="es" fo:country="ES" style:font-size-asian="20pt" style:font-size-complex="20pt"/>
    </style:style>
    <style:style style:name="T6" style:family="text">
      <style:text-properties fo:font-size="20pt" style:rfc-language-tag="es-ES-u-co-trad" fo:language="es" fo:country="ES" style:font-size-asian="20pt" style:font-size-complex="20pt" fo:background-color="#ffff00"/>
    </style:style>
    <style:style style:name="T7" style:family="text">
      <style:text-properties fo:font-size="20pt" style:rfc-language-tag="es-ES-u-co-trad" fo:language="es" fo:country="ES" style:font-name-asian="F" style:font-size-asian="20pt" style:font-size-complex="20pt"/>
    </style:style>
    <style:style style:name="T8" style:family="text">
      <style:text-properties style:use-window-font-color="true" style:font-name="Calibri" fo:font-size="16pt" fo:font-weight="bold" style:font-name-asian="Times New Roman1" style:font-size-asian="16pt" style:language-asian="es" style:country-asian="ES" style:font-weight-asian="bold" style:font-name-complex="Arial1" style:font-size-complex="16pt"/>
    </style:style>
    <style:style style:name="T9" style:family="text">
      <style:text-properties style:use-window-font-color="true" style:font-name="Calibri" fo:font-size="11pt" fo:font-weight="bold" style:font-size-asian="11pt" style:font-weight-asian="bold" style:font-name-complex="Arial1"/>
    </style:style>
    <style:style style:name="T10" style:family="text">
      <style:text-properties style:use-window-font-color="true" style:font-name="Calibri" fo:font-size="11pt" style:rfc-language-tag="es-ES-u-co-trad" fo:language="es" fo:country="ES" fo:font-weight="bold" style:font-size-asian="11pt" style:font-weight-asian="bold" style:font-name-complex="Arial1"/>
    </style:style>
    <style:style style:name="T11" style:family="text">
      <style:text-properties style:use-window-font-color="true" style:font-name="Calibri" fo:font-size="11pt" style:rfc-language-tag="es-ES-u-co-trad" fo:language="es" fo:country="ES" style:text-underline-style="solid" style:text-underline-width="auto" style:text-underline-color="font-color" style:font-size-asian="11pt" style:font-name-complex="Arial1"/>
    </style:style>
    <style:style style:name="T12" style:family="text">
      <style:text-properties style:use-window-font-color="true" style:font-name="Calibri" fo:font-size="11pt" style:rfc-language-tag="es-ES-u-co-trad" fo:language="es" fo:country="ES" style:text-underline-style="solid" style:text-underline-width="auto" style:text-underline-color="font-color" fo:font-weight="bold" style:font-size-asian="11pt" style:font-weight-asian="bold" style:font-name-complex="Arial1"/>
    </style:style>
    <style:style style:name="T13" style:family="text">
      <style:text-properties style:use-window-font-color="true" style:font-name="Calibri" fo:font-size="11pt" style:rfc-language-tag="es-ES-u-co-trad" fo:language="es" fo:country="ES" style:font-size-asian="11pt" style:font-name-complex="Arial1"/>
    </style:style>
    <style:style style:name="T14" style:family="text">
      <style:text-properties style:use-window-font-color="true" style:font-name="Calibri" fo:font-size="11pt" style:font-name-asian="Calibri2" style:font-size-asian="11pt" style:font-name-complex="5485"/>
    </style:style>
    <style:style style:name="T15" style:family="text">
      <style:text-properties style:use-window-font-color="true" style:font-name="Arial" fo:font-size="11pt" style:font-name-asian="Times New Roman1" style:font-size-asian="11pt" style:font-name-complex="Arial1"/>
    </style:style>
    <style:style style:name="T16" style:family="text">
      <style:text-properties style:use-window-font-color="true" fo:font-size="11pt" style:font-size-asian="11pt"/>
    </style:style>
    <style:style style:name="T17" style:family="text">
      <style:text-properties style:use-window-font-color="true" style:rfc-language-tag="es-ES-u-co-trad" fo:language="es" fo:country="ES"/>
    </style:style>
    <style:style style:name="T18" style:family="text">
      <style:text-properties fo:color="#000000" style:font-name="Arial" fo:font-size="12pt" fo:background-color="#ffffff" loext:char-shading-value="0" style:font-size-asian="12pt" style:font-name-complex="Arial1" style:font-size-complex="12pt"/>
    </style:style>
    <style:style style:name="T19" style:family="text">
      <style:text-properties fo:color="#000000" style:font-name="Arial" fo:font-size="12pt" style:font-size-asian="12pt" style:font-name-complex="Arial1" style:font-size-complex="12pt"/>
    </style:style>
    <style:style style:name="T20" style:family="text">
      <style:text-properties fo:color="#000000"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21" style:family="text">
      <style:text-properties fo:color="#000000" style:font-name="Calibri" fo:font-size="11pt" style:rfc-language-tag="es-ES-u-co-trad" fo:language="es" fo:country="ES" style:font-size-asian="11pt" style:font-name-complex="Arial1"/>
    </style:style>
    <style:style style:name="T22" style:family="text">
      <style:text-properties fo:color="#000000" style:font-name="Calibri" fo:font-size="11pt" style:rfc-language-tag="es-ES-u-co-trad" fo:language="es" fo:country="ES" style:letter-kerning="true" style:font-name-asian="Times New Roman1" style:font-size-asian="11pt" style:rfc-language-tag-asian="es-ES-u-co-trad" style:language-asian="es" style:country-asian="ES" style:font-name-complex="Arial1" style:font-style-complex="italic" style:font-weight-complex="bold"/>
    </style:style>
    <style:style style:name="T23" style:family="text">
      <style:text-properties fo:color="#000000" style:font-name="Calibri" fo:font-size="11pt" style:font-name-asian="Calibri2" style:font-size-asian="11pt" style:font-name-complex="Arial1" style:font-weight-complex="bold"/>
    </style:style>
    <style:style style:name="T24" style:family="text">
      <style:text-properties fo:font-size="16pt" fo:font-weight="bold" style:font-size-asian="16pt" style:language-asian="es" style:country-asian="ES" style:font-weight-asian="bold" style:font-size-complex="16pt"/>
    </style:style>
    <style:style style:name="T25" style:family="text">
      <style:text-properties fo:font-weight="bold" style:language-asian="es" style:country-asian="ES" style:font-weight-asian="bold"/>
    </style:style>
    <style:style style:name="T26" style:family="text">
      <style:text-properties fo:font-size="8pt" fo:font-weight="bold" style:font-size-asian="8pt" style:language-asian="es" style:country-asian="ES" style:font-weight-asian="bold" style:font-size-complex="8pt"/>
    </style:style>
    <style:style style:name="T27" style:family="text">
      <style:text-properties fo:color="#ffffff" fo:font-size="14pt" fo:font-weight="bold" style:font-size-asian="14pt" style:font-weight-asian="bold" style:font-name-complex="Calibri2"/>
    </style:style>
    <style:style style:name="T28" style:family="text">
      <style:text-properties fo:color="#ffffff" style:font-name="Calibri" fo:font-size="11pt" style:rfc-language-tag="es-ES-u-co-trad" fo:language="es" fo:country="ES" fo:font-weight="bold" style:font-size-asian="11pt" style:font-weight-asian="bold" style:font-name-complex="Arial1"/>
    </style:style>
    <style:style style:name="T29" style:family="text">
      <style:text-properties fo:color="#ffffff"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style>
    <style:style style:name="T30" style:family="text">
      <style:text-properties fo:color="#ffffff" style:font-name="Calibri" fo:font-size="11pt" fo:font-weight="bold" style:font-size-asian="11pt" style:font-weight-asian="bold" style:font-name-complex="Arial1"/>
    </style:style>
    <style:style style:name="T31" style:family="text">
      <style:text-properties fo:color="#ffffff" style:font-name="Calibri" fo:font-size="9pt" style:rfc-language-tag="es-ES-u-co-trad" fo:language="es" fo:country="ES" style:text-underline-style="solid" style:text-underline-width="auto" style:text-underline-color="font-color" fo:font-weight="bold" style:font-size-asian="9pt" style:font-weight-asian="bold" style:font-name-complex="Arial1" style:font-size-complex="9pt"/>
    </style:style>
    <style:style style:name="T32" style:family="text">
      <style:text-properties fo:font-size="11pt" style:font-size-asian="11pt"/>
    </style:style>
    <style:style style:name="T33" style:family="text">
      <style:text-properties fo:font-size="11pt" style:font-size-asian="11pt" style:font-name-complex="Calibri2" style:font-weight-complex="bold"/>
    </style:style>
    <style:style style:name="T34" style:family="text">
      <style:text-properties fo:font-size="11pt" fo:font-style="italic" style:font-size-asian="11pt" style:font-style-asian="italic" style:font-name-complex="Calibri2" style:font-weight-complex="bold"/>
    </style:style>
    <style:style style:name="T35" style:family="text">
      <style:text-properties fo:font-size="11pt" fo:font-weight="bold" style:font-size-asian="11pt" style:font-weight-asian="bold" style:font-name-complex="Calibri2" style:font-weight-complex="bold"/>
    </style:style>
    <style:style style:name="T36" style:family="text">
      <style:text-properties fo:font-size="11pt" style:text-underline-style="solid" style:text-underline-width="auto" style:text-underline-color="font-color" fo:font-weight="bold" style:font-size-asian="11pt" style:font-weight-asian="bold" style:font-name-complex="Calibri2" style:font-weight-complex="bold"/>
    </style:style>
    <style:style style:name="T37" style:family="text">
      <style:text-properties fo:font-size="11pt" style:rfc-language-tag="es-ES-u-co-trad" fo:language="es" fo:country="ES" style:font-size-asian="11pt"/>
    </style:style>
    <style:style style:name="T38" style:family="text">
      <style:text-properties fo:font-size="11pt" style:rfc-language-tag="es-ES-u-co-trad" fo:language="es" fo:country="ES" style:text-underline-style="solid" style:text-underline-width="auto" style:text-underline-color="font-color" style:font-size-asian="11pt"/>
    </style:style>
    <style:style style:name="T39" style:family="text">
      <style:text-properties style:font-name="Calibri" fo:font-size="11pt" fo:font-weight="bold" style:font-size-asian="11pt" style:font-weight-asian="bold" style:font-name-complex="Calibri2"/>
    </style:style>
    <style:style style:name="T40" style:family="text">
      <style:text-properties style:font-name="Calibri" fo:font-size="11pt" fo:font-weight="bold" style:font-size-asian="11pt" style:font-weight-asian="bold" style:font-name-complex="Arial1"/>
    </style:style>
    <style:style style:name="T41" style:family="text">
      <style:text-properties style:font-name="Calibri" fo:font-size="11pt" fo:font-weight="bold" style:font-size-asian="11pt" style:font-weight-asian="bold"/>
    </style:style>
    <style:style style:name="T42" style:family="text">
      <style:text-properties style:font-name="Calibri" fo:font-size="11pt" fo:font-style="italic" fo:font-weight="bold" style:font-size-asian="11pt" style:font-style-asian="italic" style:font-weight-asian="bold" style:font-name-complex="Calibri2"/>
    </style:style>
    <style:style style:name="T43" style:family="text">
      <style:text-properties style:font-name="Calibri" fo:font-size="11pt" fo:font-style="italic" style:font-size-asian="11pt" style:font-style-asian="italic" style:font-name-complex="Arial1"/>
    </style:style>
    <style:style style:name="T44" style:family="text">
      <style:text-properties style:font-name="Calibri" fo:font-size="11pt" style:rfc-language-tag="es-ES-u-co-trad" fo:language="es" fo:country="ES" fo:font-weight="bold" style:font-size-asian="11pt" style:font-weight-asian="bold" style:font-name-complex="Arial1"/>
    </style:style>
    <style:style style:name="T45" style:family="text">
      <style:text-properties style:font-name="Calibri"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1" style:font-style-complex="italic" style:font-weight-complex="bold"/>
    </style:style>
    <style:style style:name="T46" style:family="text">
      <style:text-properties style:font-name="Calibri" fo:font-size="11pt" style:rfc-language-tag="es-ES-u-co-trad" fo:language="es" fo:country="ES" style:font-size-asian="11pt" style:font-name-complex="Arial1"/>
    </style:style>
    <style:style style:name="T47" style:family="text">
      <style:text-properties style:font-name="Calibri" fo:font-size="11pt" style:rfc-language-tag="es-ES-u-co-trad" fo:language="es" fo:country="ES" style:font-size-asian="11pt"/>
    </style:style>
    <style:style style:name="T48" style:family="text">
      <style:text-properties style:font-name="Calibri" fo:font-size="11pt" style:rfc-language-tag="es-ES-u-co-trad" fo:language="es" fo:country="ES" style:text-underline-style="solid" style:text-underline-width="auto" style:text-underline-color="font-color" style:font-size-asian="11pt" style:font-name-complex="Arial1"/>
    </style:style>
    <style:style style:name="T49" style:family="text">
      <style:text-properties style:font-name="Calibri" fo:font-size="11pt" style:rfc-language-tag="es-ES-u-co-trad" fo:language="es" fo:country="ES" fo:font-style="italic" style:font-size-asian="11pt" style:font-style-asian="italic" style:font-name-complex="Arial1"/>
    </style:style>
    <style:style style:name="T50" style:family="text">
      <style:text-properties style:font-name="Calibri" fo:font-size="11pt" style:font-size-asian="11pt"/>
    </style:style>
    <style:style style:name="T51" style:family="text">
      <style:text-properties style:font-name="Calibri" fo:font-size="11pt" style:font-size-asian="11pt" style:font-name-complex="Arial1"/>
    </style:style>
    <style:style style:name="T52" style:family="text">
      <style:text-properties style:font-name="Calibri" fo:font-size="11pt" style:text-underline-style="solid" style:text-underline-width="auto" style:text-underline-color="font-color" fo:font-weight="bold" style:font-size-asian="11pt" style:font-weight-asian="bold"/>
    </style:style>
    <style:style style:name="T53" style:family="text">
      <style:text-properties style:font-name="Calibri" fo:font-size="11pt" style:text-underline-style="solid" style:text-underline-width="auto" style:text-underline-color="font-color" style:font-size-asian="11pt" style:font-name-complex="Arial1"/>
    </style:style>
    <style:style style:name="T54" style:family="text">
      <style:text-properties style:font-name="Calibri" fo:font-size="12pt" fo:font-weight="bold" style:font-size-asian="12pt" style:font-weight-asian="bold" style:font-name-complex="Arial1" style:font-size-complex="12pt"/>
    </style:style>
    <style:style style:name="T55" style:family="text">
      <style:text-properties style:font-name="Calibri" fo:font-size="12pt" style:font-size-asian="12pt" style:font-name-complex="Arial1" style:font-size-complex="12pt"/>
    </style:style>
    <style:style style:name="T56" style:family="text">
      <style:text-properties style:font-name="Calibri" style:rfc-language-tag="es-ES-u-co-trad" fo:language="es" fo:country="ES" fo:font-weight="bold" style:font-weight-asian="bold" style:font-name-complex="Arial1" style:font-size-complex="10pt" fo:background-color="#ffff00"/>
    </style:style>
    <style:style style:name="T57" style:family="text">
      <style:text-properties style:font-name="Calibri" style:rfc-language-tag="es-ES-u-co-trad" fo:language="es" fo:country="ES" fo:font-weight="bold" style:font-weight-asian="bold" style:font-name-complex="Arial1" style:font-size-complex="10pt"/>
    </style:style>
    <style:style style:name="T58" style:family="text">
      <style:text-properties style:font-name="Calibri" style:rfc-language-tag="es-ES-u-co-trad" fo:language="es" fo:country="ES" fo:font-weight="bold" style:font-name-asian="F" style:font-weight-asian="bold" style:font-name-complex="Arial1" style:font-size-complex="10pt" fo:background-color="#ffff00"/>
    </style:style>
    <style:style style:name="T59" style:family="text">
      <style:text-properties style:font-name="Calibri" fo:font-size="9pt" style:rfc-language-tag="es-ES-u-co-trad" fo:language="es" fo:country="ES" fo:font-weight="bold" style:font-size-asian="9pt" style:font-weight-asian="bold" style:font-name-complex="Arial1" style:font-size-complex="9pt"/>
    </style:style>
    <style:style style:name="T60" style:family="text">
      <style:text-properties style:font-name="Calibri" fo:font-size="9pt" style:rfc-language-tag="es-ES-u-co-trad" fo:language="es" fo:country="ES" officeooo:rsid="000ccbc0" style:letter-kerning="true" style:font-name-asian="Times New Roman1" style:font-size-asian="9pt" style:rfc-language-tag-asian="es-ES-u-co-trad" style:language-asian="es" style:country-asian="ES" style:font-name-complex="Arial1" style:font-size-complex="9pt" style:font-style-complex="italic" style:font-weight-complex="bold"/>
    </style:style>
    <style:style style:name="T61" style:family="text">
      <style:text-properties style:font-name="Calibri" fo:font-size="14pt" style:rfc-language-tag="es-ES-u-co-trad" fo:language="es" fo:country="ES" style:text-underline-style="solid" style:text-underline-width="auto" style:text-underline-color="font-color" fo:font-weight="bold" style:font-size-asian="14pt" style:font-weight-asian="bold" style:font-name-complex="Arial1" style:font-size-complex="14pt"/>
    </style:style>
    <style:style style:name="T62" style:family="text">
      <style:text-properties style:font-name="Arial" fo:font-size="11pt" style:font-size-asian="11pt" style:font-name-complex="Arial1"/>
    </style:style>
    <style:style style:name="T63" style:family="text">
      <style:text-properties fo:font-size="12pt" fo:font-weight="bold" style:font-size-asian="12pt" style:font-weight-asian="bold" style:font-size-complex="12pt"/>
    </style:style>
    <style:style style:name="T64" style:family="text">
      <style:text-properties fo:font-size="12pt" style:font-size-asian="12pt" style:font-size-complex="12pt" fo:background-color="#ffff00"/>
    </style:style>
    <style:style style:name="T65" style:family="text">
      <style:text-properties fo:font-size="12pt" officeooo:rsid="00081f11" style:font-size-asian="10.5pt" style:font-size-complex="12pt"/>
    </style:style>
    <style:style style:name="T66" style:family="text">
      <style:text-properties fo:color="#ff0000" fo:font-size="12pt" style:font-size-asian="12pt" style:font-size-complex="12pt"/>
    </style:style>
    <style:style style:name="T67" style:family="text">
      <style:text-properties style:rfc-language-tag="es-ES-u-co-trad" fo:language="es" fo:country="ES"/>
    </style:style>
    <style:style style:name="T68" style:family="text">
      <style:text-properties style:rfc-language-tag="es-ES-u-co-trad" fo:language="es" fo:country="ES" fo:font-weight="bold" style:font-weight-asian="bold"/>
    </style:style>
    <style:style style:name="T69" style:family="text">
      <style:text-properties style:rfc-language-tag="es-ES-u-co-trad" fo:language="es" fo:country="ES" officeooo:rsid="00058a69"/>
    </style:style>
    <style:style style:name="T70" style:family="text">
      <style:text-properties fo:color="#292526" style:font-name="Calibri" fo:font-size="11pt" style:font-name-asian="Calibri2" style:font-size-asian="11pt" style:font-name-complex="5485"/>
    </style:style>
    <style:style style:name="T71" style:family="text">
      <style:text-properties officeooo:rsid="00058a69"/>
    </style:style>
    <style:style style:name="T72" style:family="text">
      <style:text-properties officeooo:rsid="00081f11" style:font-name-asian="F"/>
    </style:style>
    <style:style style:name="T73" style:family="text">
      <style:text-properties officeooo:rsid="000b31ee"/>
    </style:style>
    <style:style style:name="T74" style:family="text">
      <style:text-properties officeooo:rsid="000c90ab"/>
    </style:style>
    <style:style style:name="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wrap="run-through" style:number-wrapped-paragraphs="no-limit" style:vertical-pos="top" style:vertical-rel="baseline"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installation_name" text:name="py3o.t.name"/>
        <text:user-field-decl office:value-type="string" office:string-value="machinery_name" text:name="py3o.m.name"/>
        <text:user-field-decl office:value-type="string" office:string-value="purpose_machinery" text:name="py3o.m.purpose_machinery"/>
        <text:user-field-decl office:value-type="string" office:string-value="equipment_name" text:name="py3o.e.name"/>
        <text:user-field-decl office:value-type="string" office:string-value="urpose_equipment" text:name="py3o.e.purpose_equipment"/>
        <text:user-field-decl office:value-type="string" office:string-value="employee_name" text:name="py3o.q.name"/>
        <text:user-field-decl office:value-type="string" office:string-value="job_name" text:name="py3o.q.job_id.name"/>
        <text:user-field-decl office:value-type="string" office:string-value="title" text:name="py3o.q.title"/>
        <text:user-field-decl office:value-type="string" office:string-value="others" text:name="py3o.q.others"/>
      </text:user-field-decls>
      <text:p text:style-name="P50"><text:span text:style-name="T1">       </text:span></text:p>
      <text:p text:style-name="Standard"><text:span text:style-name="T1">              <text:line-break/></text:span></text:p>
      <text:p text:style-name="Standard"><text:a xlink:type="simple" xlink:href="py3o://for=%22o%20in%20objects%22" text:style-name="Internet_20_link" text:visited-style-name="Visited_20_Internet_20_Link"><text:span text:style-name="T69">for="o in objects"</text:span></text:a></text:p>
      <text:p text:style-name="P51"/>
      <text:p text:style-name="P51"/>
      <text:p text:style-name="P51"/>
      <table:table table:name="Tabla1" table:style-name="Tabla1">
        <table:table-column table:style-name="Tabla1.A"/>
        <table:table-row table:style-name="Tabla1.1">
          <table:table-cell table:style-name="Tabla1.A1" office:value-type="string">
            <text:p text:style-name="P70"/>
            <text:p text:style-name="P71"><text:span text:style-name="T2">PROTOCOLO DE ACTUACIÓN Y DE MANTENIMIENTO PARA EL CONTROL Y PREVENCIÓN DE LEGIONELLA EN INSTALACIONES DE RIESGO DE PROLIFERACIÓN</text:span></text:p>
            <text:p text:style-name="P73"/>
            <text:p text:style-name="P71"><text:span text:style-name="T3">INSTALACIONES DE RIESGO: SISTEMAS DE AGUA CALIENTE SANITARIA (ACS) Y AGUA FRÍA DE CONSUMO HUMANO (AFCH) – ALJIBE DE AFCH</text:span></text:p>
            <text:p text:style-name="P73"/>
            <text:p text:style-name="P71"><text:span text:style-name="T3">Según R.D. 865/2003 de 4 de Julio por el que se establecen los criterios higiénico-sanitarios para la prevención y control de la </text:span><text:span text:style-name="T4">Legionella</text:span></text:p>
            <text:p text:style-name="P74"/>
          </table:table-cell>
        </table:table-row>
        <table:table-row table:style-name="Tabla1.1">
          <table:table-cell table:style-name="Tabla1.A1" office:value-type="string">
            <text:p text:style-name="P75"/>
            <text:p text:style-name="P80"><text:span text:style-name="T67"><text:user-field-get text:name="py3o.o.partner_id.commercial_partner_id.name">partner_id.name</text:user-field-get></text:span><text:span text:style-name="T67"><text:s/>- <text:s text:c="2"/></text:span><text:span text:style-name="T67"><text:user-field-get text:name="py3o.o.partner_id.commercial_partner_id.vat">partner_id.vat</text:user-field-get></text:span><text:span text:style-name="T67"><text:s/>- </text:span><text:span text:style-name="T67"><text:user-field-get text:name="py3o.o.partner_id.commercial_partner_id.street">partner_id.street</text:user-field-get></text:span></text:p>
            <text:p text:style-name="P75"/>
          </table:table-cell>
        </table:table-row>
      </table:table>
      <text:p text:style-name="P51"/>
      <text:p text:style-name="P51"/>
      <text:p text:style-name="P51"/>
      <text:p text:style-name="P51"/>
      <text:p text:style-name="P51"/>
      <text:p text:style-name="P51"/>
      <table:table table:name="Tabla2" table:style-name="Tabla2">
        <table:table-column table:style-name="Tabla2.A"/>
        <table:table-row table:style-name="Tabla2.1">
          <table:table-cell table:style-name="Tabla2.A1" office:value-type="string">
            <text:p text:style-name="P7"/>
            <text:p text:style-name="P9"><text:span text:style-name="T8">LIMPERGAL S.L.</text:span></text:p>
            <text:p text:style-name="P79"><text:span text:style-name="T18">Parque Empresarial "As Gandaras", Calle A - Parcela O4.3</text:span><text:span text:style-name="T19"><text:line-break/></text:span><text:span text:style-name="T18">27003 – LUGO</text:span></text:p>
            <text:p text:style-name="P77"/>
            <text:p text:style-name="P78"><text:span text:style-name="T24">ROESB:</text:span><text:span text:style-name="T25"> </text:span><text:span text:style-name="T18">0163-GAL-SLU</text:span></text:p>
            <text:p text:style-name="P78"><text:span text:style-name="T8"><text:s/></text:span></text:p>
          </table:table-cell>
        </table:table-row>
      </table:table>
      <text:p text:style-name="P51"/>
      <text:p text:style-name="P51"/>
      <text:p text:style-name="P51"/>
      <text:p text:style-name="P51"/>
      <text:p text:style-name="P39"/>
      <text:p text:style-name="P81"/>
      <text:p text:style-name="P83"><text:span text:style-name="T27">INTRODUCCIÓN</text:span></text:p>
      <text:p text:style-name="P51"/>
      <text:p text:style-name="P51"/>
      <text:p text:style-name="P83"><text:span text:style-name="T27">LIMPERGAL S.L.: NUESTRA EMPRESA </text:span></text:p>
      <text:p text:style-name="P51"/>
      <text:p text:style-name="No_20_Spacing"><text:span text:style-name="T33">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span></text:p>
      <text:p text:style-name="P51"/>
      <text:p text:style-name="P51"/>
      <text:p text:style-name="P83"><text:span text:style-name="T27">JUSTIFICACIÓN DEL PROTOCOLO </text:span></text:p>
      <text:p text:style-name="P54"/>
      <text:p text:style-name="No_20_Spacing"><text:span text:style-name="T39">CONTROL DE </text:span><text:span text:style-name="T42">LEGIONELLA</text:span></text:p>
      <text:p text:style-name="P60"/>
      <text:p text:style-name="No_20_Spacing"><text:span text:style-name="T33">La </text:span><text:span text:style-name="T34">Legionella</text:span><text:span text:style-name="T33"> es una bacteria ambiental que vive en aguas superficiales como lagos, ríos, estanques, formando parte de la flora bacteriana. Desde este reservorio natural coloniza los sistemas de abastecimiento de las poblaciones a través de la red de distribución de agua, haciendo que llegue al sistema de agua sanitaria (fría o caliente) y a otros sistemas que requieren agua para su funcionamiento. La Legionella contamina los circuitos artificiales del agua en concentraciones pequeñas, y en función de las condiciones ambientales se multiplican.</text:span></text:p>
      <text:p text:style-name="P60"/>
      <text:p text:style-name="No_20_Spacing"><text:span text:style-name="T33">Las condiciones que favorecen la multiplicación de las bacterias son:</text:span></text:p>
      <text:list xml:id="list576958722" text:style-name="WWNum40">
        <text:list-item>
          <text:p text:style-name="P64"><text:span text:style-name="T33">Temperatura.- Se multiplica entre los 20ºC y 45ºC(siendo la temperatura optima entre 35-37ºC), a partir de los 50ºC no se multiplican, por debajo de 20ºC quedan en estado latente y se <text:s/>destruyen a 70ºC.</text:span></text:p>
        </text:list-item>
        <text:list-item>
          <text:p text:style-name="P64"><text:span text:style-name="T33">Estancamiento del agua.- las zonas muertas con una velocidad baja de circulación del agua.</text:span></text:p>
        </text:list-item>
        <text:list-item>
          <text:p text:style-name="P64"><text:span text:style-name="T33">La acumulación de nutrientes favorecen su crecimiento, como la presencia de lodos, materia orgánica, materia de corrosión y calcáreos..etc.</text:span></text:p>
        </text:list-item>
        <text:list-item>
          <text:p text:style-name="P64"><text:span text:style-name="T33">Depósitos biológicos.- la presencia de protozoos, algas, amebas. .junto con los nutrientes forman un nicho ecológico idóneo para el desarrollo de la Legionella (la biocapa). </text:span></text:p>
        </text:list-item>
      </text:list>
      <text:p text:style-name="P60"/>
      <text:p text:style-name="No_20_Spacing"><text:span text:style-name="T33">La </text:span><text:span text:style-name="T34">Legionella</text:span><text:span text:style-name="T33"> tiene capacidad de crecer intracelularmente, por lo que cuando las condiciones ambientales no son favorables, se introduce dentro de otros organismos como amebas, protozoos… como mecanismo de supervivencia, lo que dificulta su destrucción. La presencia de incrustaciones calcáreas, favorecen la supervivencia, al servir de asentamiento defensivo ante las agresiones de los desinfectantes.</text:span></text:p>
      <text:p text:style-name="P60"/>
      <text:p text:style-name="No_20_Spacing"><text:span text:style-name="T33">MECANISMO DE TRANSMISIÓN.</text:span></text:p>
      <text:p text:style-name="No_20_Spacing"><text:span text:style-name="T33">Cuando en la instalación existe un mecanismo que emita el agua en forma de aerosoles, la dispersión en el aire aumenta con la formación de pequeñas gotas de agua, cuando estas gotas son inferiores a 50 micras, quedan suspendidas en el aire más tiempo, pudiendo ser inhaladas por el hombre e infectarlo.</text:span></text:p>
      <text:p text:style-name="No_20_Spacing"><text:span text:style-name="T33">No se trasmite por ingestión (beber agua o ingerir alimentos).</text:span></text:p>
      <text:p text:style-name="No_20_Spacing"><text:span text:style-name="T33">No se trasmite de persona a persona, ni animales a personas.</text:span></text:p>
      <text:p text:style-name="No_20_Spacing"><text:span text:style-name="T33">No se tramite por el vapor de agua.</text:span></text:p>
      <text:p text:style-name="No_20_Spacing"><text:soft-page-break/><text:span text:style-name="T33">Las personas más susceptibles son personas de edad avanzadas, fumadores, las que tienen problemas inmunitarios y enfermedades crónicas etc.</text:span></text:p>
      <text:p text:style-name="P62"/>
      <text:p text:style-name="P62"/>
      <text:p text:style-name="P83"><text:span text:style-name="T27">NORMATIVA VIGENTE </text:span></text:p>
      <text:p text:style-name="P2"/>
      <text:p text:style-name="No_20_Spacing"><text:span text:style-name="T35">CONTROL DE LEGIONELLA</text:span></text:p>
      <text:p text:style-name="P60"/>
      <text:p text:style-name="No_20_Spacing"><text:span text:style-name="T33">La primera legislación que se publica es la de la Comunidad Autónoma de Madrid en el año 1998, como consecuencia del brote de Alcalá de Henares. Cataluña, Valencia y Galicia lo hicieron en el año 2001. Esta última con la publicación del Decreto 9/2001, de 11 de enero, por el que se regulan los criterios sanitarios para la prevención de la contaminación por Legionella en las instalaciones térmicas.</text:span></text:p>
      <text:p text:style-name="P60"/>
      <text:p text:style-name="No_20_Spacing"><text:span text:style-name="T33">El Ministerio de Sanidad y Consumo publicó, con el respaldo de la Comisión de Salud Pública, en ese año el primer Real Decreto de prevención y control de la legionelosis, como normativa básica del Estado (Real Decreto 909/2001 de 27 de julio, por el que se establecen los criterios higiénico-sanitarios para la prevención y control de la legionelosis), que es posteriormente sustituido por el Real Decreto 865/2003, de 4 de julio, con el mismo enunciado</text:span></text:p>
      <text:p text:style-name="P60"/>
      <text:p text:style-name="No_20_Spacing"><text:span text:style-name="T33">Los titulares de instalaciones, como pueden ser residencias de ancianos y hospitales, en los que la población es especialmente sensible a esta infección, deben tomar conciencia de la importancia de llevar a cabo un buen control.</text:span></text:p>
      <text:p text:style-name="P60"/>
      <text:p text:style-name="P63"/>
      <text:p text:style-name="No_20_Spacing"><text:span text:style-name="T35">Responsabilidad del titular de la instalación (Real Decreto 865/2003)</text:span></text:p>
      <text:p text:style-name="P60"/>
      <text:p text:style-name="No_20_Spacing"><text:span text:style-name="T33">Artículo 4. Responsabilidad de los titulares de las instalaciones.</text:span></text:p>
      <text:p text:style-name="No_20_Spacing"><text:span text:style-name="T33">Los titulares de las instalaciones descritas en el artículo 2 serán responsables del cumplimiento de lo dispuesto en este real decreto y de que se lleven a cabo los programas de mantenimiento periódico, las mejoras estructurales y funcionales de las instalaciones, así como del control de la calidad microbiológica y físico-química del agua, con el fin de que no representen un riesgo para la salud pública.</text:span></text:p>
      <text:p text:style-name="P60"/>
      <text:p text:style-name="No_20_Spacing"><text:span text:style-name="T33">La contratación de un servicio de mantenimiento externo no exime al titular de la instalación de su responsabilidad.</text:span></text:p>
      <text:p text:style-name="P60"/>
      <text:p text:style-name="No_20_Spacing"><text:span text:style-name="T33">Artículo 13. Métodos de tratamiento de las instalaciones.</text:span></text:p>
      <text:p text:style-name="No_20_Spacing"><text:span text:style-name="T36">Todo el personal que trabaje en operaciones de mantenimiento higiénico-sanitario, pertenezca a una entidad o servicio externo contratado o bien sea personal propio de la instalación, deberá realizar los cursos que a tal efecto homologue el Ministerio de Sanidad y Consumo</text:span><text:span text:style-name="T33"> a propuesta de las comunidades autónomas correspondientes, de acuerdo con la Orden SCO/317/2003, de 7 de febrero, por la que se regula el procedimiento para la homologación de los cursos de formación del personal que realiza las operaciones de mantenimiento higiénico- sanitario de las instalaciones objeto del Real Decreto 909/2001, de 27 de julio.</text:span></text:p>
      <text:p text:style-name="P60"/>
      <text:p text:style-name="No_20_Spacing"><text:span text:style-name="T33">Artículo 14. Infracciones y sanciones.</text:span></text:p>
      <text:p text:style-name="No_20_Spacing"><text:span text:style-name="T33">Infracciones graves:</text:span></text:p>
      <text:p text:style-name="No_20_Spacing"><text:span text:style-name="T33">g) La realización de operaciones de mantenimiento higiénico-sanitario por personal que no haya realizado los cursos a que se refiere el artículo 13 de este real decreto, como supuesto de los previstos en el art. 35.B) 1.a de la Ley General de Sanidad.</text:span></text:p>
      <text:p text:style-name="P51"/>
      <text:p text:style-name="P51"/>
      <text:p text:style-name="P39"><text:soft-page-break/></text:p>
      <text:p text:style-name="P81"/>
      <text:p text:style-name="P83"><text:span text:style-name="T27">1. DATOS DE LIMPERGAL (EMPRESA EXTERNA CONTRATADA) Y CONDICIONES DE CONTRATO</text:span></text:p>
      <text:p text:style-name="P6"/>
      <table:table table:name="Tabla3" table:style-name="Tabla3">
        <table:table-column table:style-name="Tabla3.A"/>
        <table:table-column table:style-name="Tabla3.B"/>
        <table:table-row table:style-name="Tabla3.1">
          <table:table-cell table:style-name="Tabla3.A1" office:value-type="string">
            <text:p text:style-name="P6"><text:span text:style-name="T54">EMPRESA DE SERVICIO</text:span></text:p>
          </table:table-cell>
          <table:table-cell table:style-name="Tabla3.B1" office:value-type="string">
            <text:p text:style-name="P6"><text:span text:style-name="T55">LIMPERGAL S.L.</text:span></text:p>
          </table:table-cell>
        </table:table-row>
        <table:table-row table:style-name="Tabla3.1">
          <table:table-cell table:style-name="Tabla3.A1" office:value-type="string">
            <text:p text:style-name="P6"><text:span text:style-name="T54">CIF</text:span></text:p>
          </table:table-cell>
          <table:table-cell table:style-name="Tabla3.B2" office:value-type="string">
            <text:p text:style-name="P6"><text:span text:style-name="T55">B-27141159</text:span></text:p>
          </table:table-cell>
        </table:table-row>
        <table:table-row table:style-name="Tabla3.1">
          <table:table-cell table:style-name="Tabla3.A1" office:value-type="string">
            <text:p text:style-name="P6"><text:span text:style-name="T54">DOMICILIO </text:span></text:p>
          </table:table-cell>
          <table:table-cell table:style-name="Tabla3.B3" office:value-type="string">
            <text:p text:style-name="P6"><text:span text:style-name="T55">PARQUE EMPRESARIAL AS GÁNDARAS – CALLE A – PARCELA O43 – 27003 – LUGO</text:span></text:p>
          </table:table-cell>
        </table:table-row>
        <table:table-row table:style-name="Tabla3.1">
          <table:table-cell table:style-name="Tabla3.A1" office:value-type="string">
            <text:p text:style-name="P6"><text:span text:style-name="T54">TELÉFONO DE CONTACTO</text:span></text:p>
          </table:table-cell>
          <table:table-cell table:style-name="Tabla3.B4" office:value-type="string">
            <text:p text:style-name="P6"><text:span text:style-name="T62">982201960</text:span></text:p>
          </table:table-cell>
        </table:table-row>
        <table:table-row table:style-name="Tabla3.1">
          <table:table-cell table:style-name="Tabla3.A1" office:value-type="string">
            <text:p text:style-name="P6"><text:span text:style-name="T54">CORREO ELECTRÓNICO</text:span></text:p>
          </table:table-cell>
          <table:table-cell table:style-name="Tabla3.B5" office:value-type="string">
            <text:p text:style-name="P6"><text:a xlink:type="simple" xlink:href="mailto:desinfeccion@limpergal.com" text:style-name="ListLabel_20_85" text:visited-style-name="ListLabel_20_85"><text:span text:style-name="Internet_20_link"><text:span text:style-name="T55">desinfeccion@limpergal.com</text:span></text:span></text:a></text:p>
          </table:table-cell>
        </table:table-row>
        <table:table-row table:style-name="Tabla3.1">
          <table:table-cell table:style-name="Tabla3.A1" office:value-type="string">
            <text:p text:style-name="P6"><text:span text:style-name="T54">ROESB</text:span></text:p>
          </table:table-cell>
          <table:table-cell table:style-name="Tabla3.B6" office:value-type="string">
            <text:p text:style-name="P6"><text:span text:style-name="T18">0163-GAL-SLU</text:span></text:p>
          </table:table-cell>
        </table:table-row>
      </table:table>
      <text:p text:style-name="P51"/>
      <table:table table:name="Tabla4" table:style-name="Tabla4">
        <table:table-column table:style-name="Tabla4.A"/>
        <table:table-column table:style-name="Tabla4.B"/>
        <table:table-row table:style-name="Tabla4.1">
          <table:table-cell table:style-name="Tabla4.A1" office:value-type="string">
            <text:p text:style-name="P11"><text:span text:style-name="T63">FECHA PRESENTACIÓN PROGRAMA </text:span></text:p>
          </table:table-cell>
          <table:table-cell table:style-name="Tabla4.B1" office:value-type="string">
            <text:p text:style-name="P3"><text:a xlink:type="simple" xlink:href="py3o://function=format_date(o.date_start,%20'%25B%20de%20%25Y').upper()" text:style-name="Internet_20_link" text:visited-style-name="Visited_20_Internet_20_Link"><text:span text:style-name="T65">function=format_date(o.date_start, '%B de %Y').upper()</text:span></text:a></text:p>
          </table:table-cell>
        </table:table-row>
      </table:table>
      <text:p text:style-name="P51"/>
      <table:table table:name="Tabla5" table:style-name="Tabla5">
        <table:table-column table:style-name="Tabla5.A"/>
        <table:table-column table:style-name="Tabla5.B"/>
        <table:table-row table:style-name="Tabla5.1">
          <table:table-cell table:style-name="Tabla5.A1" office:value-type="string">
            <text:p text:style-name="P11"><text:span text:style-name="T63">PERIODICIDAD REVISIONES CONTRATADAS</text:span></text:p>
          </table:table-cell>
          <table:table-cell table:style-name="Tabla5.B1" office:value-type="string">
            <text:p text:style-name="P3"><text:a xlink:type="simple" xlink:href="py3o://function=%22dict(o.fields_get(allfields=['periodicity_legionella'])['periodicity_legionella']['selection'])[o.periodicity_legionella]%22" text:style-name="Internet_20_link" text:visited-style-name="Visited_20_Internet_20_Link"><text:span text:style-name="T65">function="dict(o.fields_get(allfields=['periodicity_legionella'])['periodicity_legionella']['selection'])[o.periodicity_legionella]"</text:span></text:a></text:p>
          </table:table-cell>
        </table:table-row>
      </table:table>
      <text:p text:style-name="P51"/>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table:number-columns-spanned="5" office:value-type="string">
            <text:p text:style-name="P27"><text:span text:style-name="T44">INSTALACIONES A REVISAR – PUNTOS CRÍTICOS</text:span></text:p>
          </table:table-cell>
          <table:covered-table-cell/>
          <table:covered-table-cell/>
          <table:covered-table-cell/>
          <table:covered-table-cell/>
        </table:table-row>
        <table:table-row table:style-name="Tabla6.2">
          <table:table-cell table:style-name="Tabla6.A1" office:value-type="string">
            <text:p text:style-name="P27"><text:span text:style-name="T44">ELEMENTO</text:span></text:p>
          </table:table-cell>
          <table:table-cell table:style-name="Tabla6.A1" office:value-type="string">
            <text:p text:style-name="P27"><text:span text:style-name="T44">Nº EQUIPOS</text:span></text:p>
          </table:table-cell>
          <table:table-cell table:style-name="Tabla6.A1" office:value-type="string">
            <text:p text:style-name="P27"><text:span text:style-name="T44">MARCA/ MODELO</text:span></text:p>
          </table:table-cell>
          <table:table-cell table:style-name="Tabla6.A1" office:value-type="string">
            <text:p text:style-name="P27"><text:span text:style-name="T44">VOLUMEN</text:span></text:p>
          </table:table-cell>
          <table:table-cell table:style-name="Tabla6.A1" office:value-type="string">
            <text:p text:style-name="P27"><text:span text:style-name="T44">OTROS</text:span></text:p>
          </table:table-cell>
        </table:table-row>
        <table:table-row table:style-name="Tabla6.3">
          <table:table-cell table:style-name="Tabla6.A3" table:number-columns-spanned="5" office:value-type="string">
            <text:p text:style-name="P10"><text:a xlink:type="simple" xlink:href="py3o://for=%22t%20in%20o.type_of_installation_ids%22" text:style-name="Internet_20_link" text:visited-style-name="Visited_20_Internet_20_Link"><text:span text:style-name="T72">for="t in o.type_of_installation_ids"</text:span></text:a></text:p>
          </table:table-cell>
          <table:covered-table-cell/>
          <table:covered-table-cell/>
          <table:covered-table-cell/>
          <table:covered-table-cell/>
        </table:table-row>
        <table:table-row table:style-name="Tabla6.3">
          <table:table-cell table:style-name="Tabla6.A4" office:value-type="string">
            <text:p text:style-name="P5"><text:span text:style-name="T67"><text:user-field-get text:name="py3o.t.name">installation_name</text:user-field-get></text:span></text:p>
          </table:table-cell>
          <table:table-cell table:style-name="Tabla6.A4" office:value-type="string">
            <text:p text:style-name="P14"/>
          </table:table-cell>
          <table:table-cell table:style-name="Tabla6.A4" office:value-type="string">
            <text:p text:style-name="P14"/>
          </table:table-cell>
          <table:table-cell table:style-name="Tabla6.A4" office:value-type="string">
            <text:p text:style-name="P14"/>
          </table:table-cell>
          <table:table-cell table:style-name="Tabla6.A4" office:value-type="string">
            <text:p text:style-name="P14"/>
          </table:table-cell>
        </table:table-row>
        <table:table-row table:style-name="Tabla6.3">
          <table:table-cell table:style-name="Tabla6.A4" table:number-columns-spanned="5" office:value-type="string">
            <text:p text:style-name="P10"><text:a xlink:type="simple" xlink:href="py3o:///for" text:style-name="Internet_20_link" text:visited-style-name="Visited_20_Internet_20_Link"><text:span text:style-name="T72">/for</text:span></text:a></text:p>
          </table:table-cell>
          <table:covered-table-cell/>
          <table:covered-table-cell/>
          <table:covered-table-cell/>
          <table:covered-table-cell/>
        </table:table-row>
        <table:table-row table:style-name="Tabla6.3">
          <table:table-cell table:style-name="Tabla6.A3" office:value-type="string">
            <text:p text:style-name="P5"><text:span text:style-name="T67">OTROS</text:span></text:p>
          </table:table-cell>
          <table:table-cell table:style-name="Tabla6.A3" office:value-type="string">
            <text:p text:style-name="P16"/>
          </table:table-cell>
          <table:table-cell table:style-name="Tabla6.A3" office:value-type="string">
            <text:p text:style-name="P14"/>
          </table:table-cell>
          <table:table-cell table:style-name="Tabla6.A3" office:value-type="string">
            <text:p text:style-name="P14"/>
          </table:table-cell>
          <table:table-cell table:style-name="Tabla6.A3" office:value-type="string">
            <text:p text:style-name="P14"/>
          </table:table-cell>
        </table:table-row>
      </table:table>
      <text:p text:style-name="P51"/>
      <text:p text:style-name="P51"/>
      <table:table table:name="Tabla7" table:style-name="Tabla7">
        <table:table-column table:style-name="Tabla7.A"/>
        <table:table-column table:style-name="Tabla7.B"/>
        <table:table-row table:style-name="Tabla7.1">
          <table:table-cell table:style-name="Tabla7.A1" office:value-type="string">
            <text:p text:style-name="P11"><text:span text:style-name="T63">RENOVACIÓN CONTRACTUAL</text:span></text:p>
          </table:table-cell>
          <table:table-cell table:style-name="Tabla7.A1" office:value-type="string">
            <text:p text:style-name="P4">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51"/>
      <text:p text:style-name="P39"/>
      <text:p text:style-name="P84"><text:span text:style-name="T27">2. INDICE </text:span></text:p>
      <text:p text:style-name="P17"/>
      <text:p text:style-name="P6"><text:span text:style-name="T46">Tal y como se establece en el Artículo 8 del Real Decreto 865/2003, se aplicará un programa de mantenimiento higiénico-sanitario adecuado a las características de la instalación. En el siguiente programa, se especifican las acciones a realizar en cada una de las instalaciones denominadas “de riesgo” frente a la Legionella ubicadas en la empresa cliente.</text:span></text:p>
      <text:p text:style-name="P19"/>
      <text:p text:style-name="P42"><text:span text:style-name="T40">A<text:tab/>PROGRAMA DE MANTENIMIENTO – LIMPIEZA Y DESINFECCIÓN EN FUNCIÓN DE LAS INSTALACIONES DE RIESGO:</text:span><text:span text:style-name="T59"> </text:span><text:span text:style-name="T40">ACS (INCLUIDO ACUMULADOR) – AFCH (INCLUIDO ALJIBE) – PUNTOS TERMINALES</text:span></text:p>
      <text:p text:style-name="P43"><text:span text:style-name="T40">MEDIDAS PREVENTIVAS Y PROGRAMAS DE REVISIÓN Y MANTENIMIENTO DE LOS COMPONENTES DE LA INSTALACIÓN</text:span></text:p>
      <text:p text:style-name="P43"><text:span text:style-name="T40">PROGRAMA DE TRATAMIENTO DEL AGUA: LIMPIEZA Y DESINFECCIÓN</text:span></text:p>
      <text:p text:style-name="P43"><text:span text:style-name="T40">PROGRAMA DE TRAMAMIENTO DE LAS INSTALACIONES EN CASO DE BROTE.</text:span></text:p>
      <text:p text:style-name="P85"><text:span text:style-name="T40">ANÁLISIS MICROBIOLÓGICOS Y PERIODICIDAD</text:span></text:p>
      <text:p text:style-name="P23"><text:bookmark text:name="_GoBack"/></text:p>
      <text:p text:style-name="P6"><text:span text:style-name="T40">B<text:tab/>PRODUCTOS Y EQUIPOS UTILIZADOS </text:span></text:p>
      <text:p text:style-name="P23"/>
      <text:p text:style-name="P6"><text:span text:style-name="T40">C<text:tab/>PERSONAL TÉCNICO</text:span></text:p>
      <text:p text:style-name="P23"/>
      <text:p text:style-name="P6"><text:span text:style-name="T40">D<text:tab/>REGISTRO DE LAS OPERACIONES DE MANTENIMIENTO</text:span></text:p>
      <text:p text:style-name="P39"/>
      <table:table table:name="Tabla8" table:style-name="Tabla8">
        <table:table-column table:style-name="Tabla8.A"/>
        <table:table-row table:style-name="Tabla8.1">
          <table:table-cell table:style-name="Tabla8.A1" office:value-type="string">
            <text:p text:style-name="P6"><text:span text:style-name="T28">A)</text:span><text:span text:style-name="T40"> </text:span><text:span text:style-name="T30">PROGRAMA DE MANTENIMIENTO – LIMPIEZA Y DESINFECCIÓN EN FUNCIÓN DE LAS INSTALACIONES DE RIESGO </text:span></text:p>
          </table:table-cell>
        </table:table-row>
      </table:table>
      <text:p text:style-name="P59"/>
      <text:p text:style-name="P6"><text:span text:style-name="T20">EN LOS SISTEMAS DE AGUA CALIENTE SANITARIA:</text:span></text:p>
      <text:p text:style-name="P65"/>
      <text:p text:style-name="No_20_Spacing"><text:span text:style-name="T9">MEDIDAS PREVENTIVAS Y PROGRAMAS DE REVISIÓN Y MANTENIMIENTO DE LOS COMPONENTES DE LA INSTALACIÓN</text:span></text:p>
      <text:p text:style-name="P28"/>
      <text:p text:style-name="P6"><text:span text:style-name="T48">CON CARÁCTER GENERAL SE COMPROBARÁ LO SIGUIENTE</text:span><text:span text:style-name="T46">:</text:span></text:p>
      <text:p text:style-name="P6"><text:span text:style-name="T46">- Las instalaciones deberán de garantizar la total estanqueidad y la correcta circulación del agua, evitando su estancamiento, así como disponer de suficientes puntos de purga para vaciar completamente la instalación, que estarán dimensionados para permitir la eliminación completa de los sedimentos.</text:span></text:p>
      <text:p text:style-name="No_20_Spacing"><text:span text:style-name="T67">- </text:span><text:span text:style-name="T46">Las instalaciones deben de facilitar la accesibilidad a los equipos para su inspección, limpieza, desinfección y toma de muestras.</text:span></text:p>
      <text:p text:style-name="No_20_Spacing"><text:span text:style-name="T46">- </text:span><text:span text:style-name="T32">Utilizar materiales, en contacto con el agua de consumo humano, capaces de resistir una desinfección mediante elevadas concentraciones de cloro o de otros desinfectantes o por elevación de temperatura, evitando aquellos que favorezcan el crecimiento microbiano y la formación de biocapa en el interior de las tuberías.</text:span></text:p>
      <text:p text:style-name="No_20_Spacing"><text:span text:style-name="T32">- La instalación permitirá que el agua alcance una temperatura de 70ºC.</text:span></text:p>
      <text:p text:style-name="No_20_Spacing"><text:span text:style-name="T32">- Cuando se utilice un sistema de aprovechamiento térmico en el que se disponga de un acumulador conteniendo agua que va a ser consumida y en el que no se asegure de forma continua una temperatura próxima a 60ºC, se garantizará posteriormente, que se alcance una temperatura de 60ºC en otro acumulador final antes de la distribución hacia el consumo.</text:span></text:p>
      <text:p text:style-name="P51"/>
      <text:p text:style-name="P6"><text:span text:style-name="T48">SEMANALMENTE</text:span><text:span text:style-name="T46">: se abrirán los grifos y duchas de habitaciones o instalaciones no utilizadas, dejando correr el agua unos minutos.</text:span></text:p>
      <text:p text:style-name="P61"/>
      <text:p text:style-name="P6"><text:span text:style-name="T48">MENSUALMENTE</text:span><text:span text:style-name="T46">: </text:span></text:p>
      <text:p text:style-name="P6"><text:span text:style-name="T46">- Se revisará el estado de conservación y limpieza en un número representativo, rotatorio a lo largo del año, de los puntos terminales de la red interior (grifos y duchas), de forma que al final del año se hayan revisado todos los puntos terminales de la instalación.</text:span></text:p>
      <text:p text:style-name="P6"><text:span text:style-name="T46">- Se realizará un control de la temperatura en un número representativo de grifos y duchas (muestra rotatoria), incluyendo el más cercano y el más alejado de los acumuladores, no debiendo ser inferior a 50 ºC. Al final del año se habrán comprobado todos los puntos finales de la instalación.</text:span></text:p>
      <text:p text:style-name="P22"/>
      <text:p text:style-name="P6"><text:span text:style-name="T48">ANUALMENTE</text:span><text:span text:style-name="T46">: Se revisará por completo toda la instalación al menos una vez al año, reparando o sustituyendo aquellos elementos defectuosos. Cuando se detecte presencia de suciedad, incrustaciones o sedimentos, se procederá a su limpieza según se especifica en el apartado C correspondiente.</text:span></text:p>
      <text:p text:style-name="P22"/>
      <text:p text:style-name="No_20_Spacing"><text:span text:style-name="T38">ACUMULADOR:</text:span></text:p>
      <text:p text:style-name="P6"><text:span text:style-name="T37">Se asegurará </text:span><text:span text:style-name="T32">en toda el agua almacenada en los acumuladores de agua caliente finales, es decir, inmediatamente anteriores a consumo, una temperatura homogénea y evitar el enfriamiento de zonas interiores que propicien la formación y proliferación de la flora bacteriana. </text:span><text:span text:style-name="T48"><text:s/></text:span><text:span text:style-name="T46">En el circuito de agua caliente, y aun obteniendo agua del circuito de agua fría de consumo procedente de la red pública, y debido a la temperatura, la presencia de cloro residual libre es nula. Este hecho es normal y la única barrera microbiológica frente a la Legionella será la temperatura por lo cual </text:span><text:span text:style-name="T48">Diariamente</text:span><text:span text:style-name="T46">: se realizará el control de la temperatura en el acumulador, en el que la temperatura no será inferior a 60ºC. </text:span><text:span text:style-name="T48">Semanalmente</text:span><text:span text:style-name="T46"> se realizará la purga del fondo del acumulador (en caso de contar con sistema de purga). </text:span><text:span text:style-name="T48">Trimestralmente</text:span><text:span text:style-name="T46">: se revisará el estado de conservación y limpieza.</text:span></text:p>
      <text:p text:style-name="P51"/>
      <text:p text:style-name="No_20_Spacing"><text:soft-page-break/><text:span text:style-name="T10">PROGRAMA DE TRATAMIENTO DEL AGUA. LIMPIEZA Y DESINFECCIÓN</text:span></text:p>
      <text:p text:style-name="P17"/>
      <text:p text:style-name="P6"><text:span text:style-name="T46">Con carácter </text:span><text:span text:style-name="T48">mínimo anual</text:span><text:span text:style-name="T46"> se procederá a realizar un tratamiento completo de limpieza y desinfección de toda la instalación de agua sanitaria. Asimismo, y tal y como se especifica el Real Decreto 865/2003 se limpiará y desinfectará en los siguientes casos:</text:span></text:p>
      <text:list xml:id="list3906764366" text:style-name="WWNum36">
        <text:list-item>
          <text:p text:style-name="P44"><text:span text:style-name="T46">Cuando se ponga en marcha por primera vez.</text:span></text:p>
        </text:list-item>
        <text:list-item>
          <text:p text:style-name="P44"><text:span text:style-name="T46">Tras una parada superior a un mes.</text:span></text:p>
        </text:list-item>
        <text:list-item>
          <text:p text:style-name="P44"><text:span text:style-name="T46">Tras una reparación o modificación estructural.</text:span></text:p>
        </text:list-item>
        <text:list-item>
          <text:p text:style-name="P44"><text:span text:style-name="T46">Cuando la revisión general así lo aconseje.</text:span></text:p>
        </text:list-item>
        <text:list-item>
          <text:p text:style-name="P44"><text:span text:style-name="T46">Cuando lo determine la autoridad sanitaria.</text:span></text:p>
        </text:list-item>
      </text:list>
      <text:p text:style-name="P51"/>
      <text:p text:style-name="No_20_Spacing"><text:span text:style-name="T37">El tratamiento incluye:</text:span></text:p>
      <text:list xml:id="list2632612696" text:style-name="WWNum33">
        <text:list-item>
          <text:p text:style-name="P30"><text:span text:style-name="T46">Desinfección de todo el sistema de agua caliente. Bien por tratamiento térmico del mismo o mediante hipercloración (disminuyendo antes la temperatura ≤ 30ºC).</text:span></text:p>
        </text:list-item>
        <text:list-item>
          <text:p text:style-name="P30"><text:span text:style-name="T46">Limpieza de piezas desmontables.</text:span></text:p>
        </text:list-item>
      </text:list>
      <text:p text:style-name="P51"/>
      <text:p text:style-name="P6"><text:span text:style-name="T48">Nota:</text:span></text:p>
      <text:p text:style-name="P6"><text:span text:style-name="T46">Indistintamente, en el circuito de agua caliente sanitaria se podrá realizar la desinfección por medio de Temperatura (denominado choque térmico) o por medio químico. Se especifican ambas actuaciones en apartados sucesivos. En ambos casos, no se recomienda el uso del agua sanitaria mientras se realicen las actuaciones, por lo que se actuará conforme se especifica en el Plan de Actuación Especial ante la insalubridad del agua de consumo.</text:span></text:p>
      <text:p text:style-name="P20"/>
      <text:p text:style-name="No_20_Spacing"><text:span text:style-name="T38">DESINFECCIÓN TÉRMICA:</text:span></text:p>
      <text:p text:style-name="P6"><text:span text:style-name="T44">En caso de realizar la desinfección térmica</text:span><text:span text:style-name="T46"> el procedimiento será el siguiente:</text:span></text:p>
      <text:list xml:id="list1758873088" text:style-name="WWNum31">
        <text:list-item>
          <text:p text:style-name="P31"><text:span text:style-name="T46">Vaciado del acumulador.</text:span></text:p>
        </text:list-item>
        <text:list-item>
          <text:p text:style-name="P67"><text:span text:style-name="T37">Revisar paredes, estructura, limpiar y reparar en caso necesario.</text:span></text:p>
        </text:list-item>
        <text:list-item>
          <text:p text:style-name="P31"><text:span text:style-name="T46">Llenar el acumulador y elevar la temperatura hasta alcanzar </text:span><text:span text:style-name="T44">70 º C</text:span><text:span text:style-name="T46">.</text:span></text:p>
        </text:list-item>
        <text:list-item>
          <text:p text:style-name="P31"><text:span text:style-name="T46">Se mantendrá esta temperatura durante al menos dos horas.</text:span></text:p>
        </text:list-item>
        <text:list-item>
          <text:p text:style-name="P31"><text:span text:style-name="T46">Posteriormente, se procederá a abrir los grifos, duchas y puntos terminales en general de Agua Caliente Sanitaria durante 5 minutos por sectores y de forma secuencial. En todos los puntos terminales se ha de confirmar que se alcance una temperatura de al menos </text:span><text:span text:style-name="T44">60ºC</text:span><text:span text:style-name="T46">.</text:span></text:p>
        </text:list-item>
        <text:list-item>
          <text:p text:style-name="P67"><text:span text:style-name="T37">Se vacía de nuevo el acumulador, y posteriormente se vuelve a llenar.</text:span></text:p>
        </text:list-item>
        <text:list-item>
          <text:p text:style-name="P31"><text:span text:style-name="T46">Una vez concluido el procedimiento se establecerán las condiciones normales de uso y de mantenimiento (</text:span><text:span text:style-name="T44">60ºC</text:span><text:span text:style-name="T46"> en acumulación y </text:span><text:span text:style-name="T44">50ºC</text:span><text:span text:style-name="T46"> en puntos terminales).</text:span></text:p>
        </text:list-item>
      </text:list>
      <text:p text:style-name="P17"/>
      <text:p text:style-name="No_20_Spacing"><text:span text:style-name="T38">DESINFECCIÓN QUÍMICA:</text:span></text:p>
      <text:p text:style-name="P6"><text:span text:style-name="T44">En el caso de optar por la desinfección del circuito de ACS por medio de Cloro (desinfección química),</text:span><text:span text:style-name="T46"> el procedimiento será el siguiente;</text:span></text:p>
      <text:list xml:id="list2335160246" text:style-name="WWNum38">
        <text:list-item>
          <text:p text:style-name="P32"><text:span text:style-name="T46">El Cloro se descompone y se evapora a altas temperaturas, con lo que en primer lugar, se regulará la temperatura en los acumuladores a unos 30ºC o menos y un pH de entre 7 y 8.</text:span></text:p>
        </text:list-item>
        <text:list-item>
          <text:p text:style-name="P32"><text:span text:style-name="T46">Se clorará el acumulador con Hipoclorito Sódico hasta alcanzar una concentración de cloro residual libre de 20 - 30 ppm (mg/L).</text:span></text:p>
        </text:list-item>
        <text:list-item>
          <text:p text:style-name="P32"><text:span text:style-name="T46">Posteriormente se hará llegar a todos los puntos terminales hasta que se alcance una concentración entre 1-2 ppm (mg/L).</text:span></text:p>
        </text:list-item>
        <text:list-item>
          <text:p text:style-name="P32"><text:span text:style-name="T46">Una vez comprobada, esta situación se mantendrá al menos durante 3 o 2 horas respectivamente.</text:span></text:p>
        </text:list-item>
      </text:list>
      <text:p text:style-name="P45"><text:span text:style-name="T49">(Como alternativa, se puede utilizar una concentración en acumuladores de entre 4-5 ppm de cloro libre residual y mantener durante 12 horas)</text:span></text:p>
      <text:list xml:id="list141711757257890" text:continue-numbering="true" text:style-name="WWNum38">
        <text:list-item>
          <text:p text:style-name="P32"><text:span text:style-name="T46">Para concluir la desinfección y poder vaciar, se deberá neutralizar la cantidad de cloro residual libre existente y vaciar toda el agua del acumulador.</text:span></text:p>
        </text:list-item>
        <text:list-item>
          <text:p text:style-name="P32"><text:soft-page-break/><text:span text:style-name="T46">Se limpiarán las paredes del acumulador a fondo, eliminando incrustaciones si existiesen y realizando las reparaciones necesarias.</text:span></text:p>
        </text:list-item>
        <text:list-item>
          <text:p text:style-name="P32"><text:span text:style-name="T46">Se aclarará con agua limpia.</text:span></text:p>
        </text:list-item>
        <text:list-item>
          <text:p text:style-name="P32"><text:span text:style-name="T46">Se volverá a llenar con agua el acumulador y se establecerán las condiciones normales de uso. (Temperatura en el acumulador superior a 60ºC y superior a 50ºC en los puntos terminales).</text:span></text:p>
        </text:list-item>
      </text:list>
      <text:p text:style-name="P51"/>
      <text:p text:style-name="No_20_Spacing"><text:span text:style-name="T46">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1"/>
      <text:p text:style-name="P51"/>
      <text:p text:style-name="No_20_Spacing"><text:span text:style-name="T40">PROGRAMA DE TRAMAMIENTO DE LAS INSTALACIONES EN CASO DE BROTE</text:span></text:p>
      <text:p text:style-name="P51"/>
      <text:p text:style-name="P6"><text:span text:style-name="T70">En caso de brote de legionelosis, se realizará una desinfección de choque de toda la red, incluyendo el sistema de distribución de agua caliente sanitaria</text:span></text:p>
      <text:p text:style-name="P68"/>
      <text:p text:style-name="P6"><text:span text:style-name="T53">DESINFECCIÓN QUÍMICA</text:span></text:p>
      <text:p text:style-name="P6"><text:span text:style-name="T70">1. Clorar con 15 mg/L de cloro residual libre, manteniendo el agua por debajo de 30ºC y a un pH de 7-8, y mantener durante 4 horas (alternativamente se podrán utilizar cantidades de 20 o 30 mg/L de cloro residual libre, durante 3 o 2 horas, respectivamente).</text:span></text:p>
      <text:p text:style-name="P6"><text:span text:style-name="T70">2. Neutralizar, vaciar, limpiar a fondo los depósitos, reparar las partes dañadas, aclarar y llenar con agua limpia.</text:span></text:p>
      <text:p text:style-name="P6"><text:span text:style-name="T70">3. Reclorar con 4-5 mg/L de cloro residual libre y mantener durante 12 horas. Esta cloración debería hacerse secuencialmente, es decir, distribuyendo el desinfectante de manera ordenada desde el principio hasta el final de la red. Abrir por sectores todos los grifos y duchas, durante 5 minutos, de forma secuencial, comprobar en los puntos terminales de la red 1-2 mg/L.</text:span></text:p>
      <text:p text:style-name="P6"><text:span text:style-name="T14">Independientemente del procedimiento de desinfección seguido, se debe proceder al tratamiento continuado del agua durante tres meses de forma que, en los puntos terminales de la red, se detecte de 1-2 mg/l de cloro residual libre para el agua fría y que la temperatura de servicio en dichos puntos para el agua caliente sanitaria se sitúe entre 55 y 60 oC.</text:span></text:p>
      <text:p text:style-name="P68"/>
      <text:p text:style-name="P6"><text:span text:style-name="T53">DESINFECCIÓN TÉRMICA</text:span></text:p>
      <text:p text:style-name="P6"><text:span text:style-name="T14">1. Vaciar el sistema, y si fuera necesario limpiar a fondo las paredes de los depósitos limpiar acumuladores, realizar las reparaciones necesarias y aclarar con agua limpia.</text:span></text:p>
      <text:p text:style-name="P6"><text:span text:style-name="T14">2. Elevar la temperatura del agua caliente a 70ºC o más en el acumulador durante al menos 4 horas. Posteriormente, abrir por sectores todos los grifos y duchas durante diez minutos de forma secuencial. Comprobar la temperatura para que en todos los puntos terminales de la red se alcancen 60ºC.</text:span></text:p>
      <text:p text:style-name="P6"><text:span text:style-name="T14">Independientemente del procedimiento de desinfección seguido, se debe proceder al tratamiento continuado del agua durante tres meses de forma que, en los puntos terminales de la red, se detecte de 1-2 mg/l de cloro residual libre para el agua fría y que la temperatura de servicio en dichos puntos para el agua caliente sanitaria se sitúe entre 55 y 60 oC.</text:span></text:p>
      <text:p text:style-name="P51"/>
      <text:p text:style-name="P55"/>
      <text:p text:style-name="No_20_Spacing"><text:span text:style-name="T40">ANÁLISIS MICROBIOLÓGICOS Y PERIODICIDAD</text:span></text:p>
      <text:p text:style-name="P51"/>
      <text:p text:style-name="P6"><text:span text:style-name="T48">Anualmente</text:span><text:span text:style-name="T46"> como mínimo: realizará una determinación de Legionella en muestras de puntos representativos de la instalación (ver plano con puntos terminales)</text:span></text:p>
      <text:p text:style-name="P6"><text:span text:style-name="T21">Una vez llevado a cabo las operaciones anteriormente citadas en cuanto a limpieza y desinfección es necesario realizar una toma de muestra transcurrido al menos 15 días desde la desinfección para la determinación de Legionella. </text:span></text:p>
      <text:p text:style-name="P29"><text:soft-page-break/></text:p>
      <text:p text:style-name="P29"/>
      <text:p text:style-name="P6"><text:span text:style-name="T21">Para ello se debe de realizar una recogida de muestras en los puntos críticos como son el acumulador ACS (punto de purga en caso de existir o punto más cercano) y último punto terminal (el más alejado del acumulador de ACS).</text:span></text:p>
      <text:p text:style-name="P6"><text:span text:style-name="T21">La determinación deberá ser realizada por un laboratorio certificado (ver documentación certificación del Laboratorio).</text:span></text:p>
      <text:p text:style-name="P1"/>
      <text:p text:style-name="P6"><text:span text:style-name="T44">Metodología de recogida de muestras en acumulador de ACS: </text:span></text:p>
      <text:p text:style-name="P6"><text:span text:style-name="T21">Se tomará un litro de agua, preferiblemente de la parte baja del depósito, recogiendo, si existieran, materiales sedimentados. Medir temperatura del agua y cantidad de cloro libre y anotar</text:span></text:p>
      <text:p text:style-name="No_20_Spacing"/>
      <text:p text:style-name="P51"/>
      <text:p text:style-name="No_20_Spacing"><text:span text:style-name="T40">RESUMEN PERIODICIDAD DE LAS TAREAS EN SISTEMAS DE </text:span><text:span text:style-name="T68">ACS:</text:span></text:p>
      <text:p text:style-name="P51"/>
      <table:table table:name="Tabla9" table:style-name="Tabla9">
        <table:table-column table:style-name="Tabla9.A"/>
        <table:table-column table:style-name="Tabla9.B"/>
        <table:table-column table:style-name="Tabla9.C"/>
        <table:table-row table:style-name="Tabla9.1">
          <table:table-cell table:style-name="Tabla9.A1" table:number-rows-spanned="2" office:value-type="string">
            <text:p text:style-name="P27"><text:span text:style-name="T28">INSTALACION</text:span></text:p>
          </table:table-cell>
          <table:table-cell table:style-name="Tabla9.A1" table:number-rows-spanned="2" office:value-type="string">
            <text:p text:style-name="P27"><text:span text:style-name="T28">ACTIVIDAD</text:span></text:p>
          </table:table-cell>
          <table:table-cell table:style-name="Tabla9.A1" table:number-rows-spanned="2" office:value-type="string">
            <text:p text:style-name="P27"><text:span text:style-name="T28">PERIODICIDAD</text:span></text:p>
          </table:table-cell>
        </table:table-row>
        <table:table-row table:style-name="Tabla9.2">
          <table:covered-table-cell/>
          <table:covered-table-cell/>
          <table:covered-table-cell/>
        </table:table-row>
        <table:table-row table:style-name="Tabla9.1">
          <table:table-cell table:style-name="Tabla9.A3" office:value-type="string">
            <text:p text:style-name="P71"><text:span text:style-name="T67">TODA LA RED DE AGUA</text:span></text:p>
          </table:table-cell>
          <table:table-cell table:style-name="Tabla9.B3" office:value-type="string">
            <text:p text:style-name="P71"><text:span text:style-name="T67">REVISION FUNCIONAMIENTO</text:span></text:p>
          </table:table-cell>
          <table:table-cell table:style-name="Tabla9.C3" office:value-type="string">
            <text:p text:style-name="P71"><text:span text:style-name="T67">ANUAL</text:span></text:p>
          </table:table-cell>
        </table:table-row>
        <table:table-row table:style-name="Tabla9.1">
          <table:table-cell table:style-name="Tabla9.A4" office:value-type="string">
            <text:p text:style-name="P71"><text:span text:style-name="T67">ACUMULADOR ACS</text:span></text:p>
          </table:table-cell>
          <table:table-cell table:style-name="Tabla9.B4" office:value-type="string">
            <text:p text:style-name="P71"><text:span text:style-name="T67">REVISION CONSERVACION Y LIMPIEZA</text:span></text:p>
          </table:table-cell>
          <table:table-cell table:style-name="Tabla9.C4" office:value-type="string">
            <text:p text:style-name="P71"><text:span text:style-name="T67">TRIMESTRAL</text:span></text:p>
          </table:table-cell>
        </table:table-row>
        <table:table-row table:style-name="Tabla9.1">
          <table:table-cell table:style-name="Tabla9.A5" table:number-rows-spanned="2" office:value-type="string">
            <text:p text:style-name="P71"><text:span text:style-name="T67">GRIFOS Y DUCHAS </text:span></text:p>
          </table:table-cell>
          <table:table-cell table:style-name="Tabla9.B5" office:value-type="string">
            <text:p text:style-name="P71"><text:span text:style-name="T67">REVISION DE CONSERVACION <text:s/>Y LIMPIEZA/ DETERMINACIÓN DE Tª &gt; 50ºC</text:span></text:p>
          </table:table-cell>
          <table:table-cell table:style-name="Tabla9.C5" office:value-type="string">
            <text:p text:style-name="P71"><text:span text:style-name="T67">MENSUAL</text:span></text:p>
          </table:table-cell>
        </table:table-row>
        <table:table-row table:style-name="Tabla9.1">
          <table:covered-table-cell/>
          <table:table-cell table:style-name="Tabla9.B6" office:value-type="string">
            <text:p text:style-name="P71"><text:span text:style-name="T67">PURGA DE PUNTOS DE POCO USO</text:span></text:p>
          </table:table-cell>
          <table:table-cell table:style-name="Tabla9.C6" office:value-type="string">
            <text:p text:style-name="P71"><text:span text:style-name="T67">SEMANAL</text:span></text:p>
          </table:table-cell>
        </table:table-row>
        <table:table-row table:style-name="Tabla9.1">
          <table:table-cell table:style-name="Tabla9.A7" office:value-type="string">
            <text:p text:style-name="P71"><text:span text:style-name="T67">ACUMULADOR, RED Y PUNTOS TERMINALES</text:span></text:p>
          </table:table-cell>
          <table:table-cell table:style-name="Tabla9.B7" office:value-type="string">
            <text:p text:style-name="P71"><text:span text:style-name="T67">LIMPIEZA Y DESINFECCIÓN</text:span></text:p>
          </table:table-cell>
          <table:table-cell table:style-name="Tabla9.C7" office:value-type="string">
            <text:p text:style-name="P71"><text:span text:style-name="T67">ANUAL</text:span></text:p>
          </table:table-cell>
        </table:table-row>
        <table:table-row table:style-name="Tabla9.1">
          <table:table-cell table:style-name="Tabla9.A8" table:number-rows-spanned="2" office:value-type="string">
            <text:p text:style-name="P71"><text:span text:style-name="T67">ACUMULADOR ACS</text:span></text:p>
          </table:table-cell>
          <table:table-cell table:style-name="Tabla9.B8" office:value-type="string">
            <text:p text:style-name="P71"><text:span text:style-name="T67">PURGA DEL FONDO (VALVULA) EN CASO DE EXISTIR</text:span></text:p>
          </table:table-cell>
          <table:table-cell table:style-name="Tabla9.C8" office:value-type="string">
            <text:p text:style-name="P71"><text:span text:style-name="T67">SEMANAL</text:span></text:p>
          </table:table-cell>
        </table:table-row>
        <table:table-row table:style-name="Tabla9.1">
          <table:covered-table-cell/>
          <table:table-cell table:style-name="Tabla9.B9" office:value-type="string">
            <text:p text:style-name="P71"><text:span text:style-name="T67">CONTROL Tª &gt; 60ºC</text:span></text:p>
          </table:table-cell>
          <table:table-cell table:style-name="Tabla9.C9" office:value-type="string">
            <text:p text:style-name="P71"><text:span text:style-name="T67">DIARIA</text:span></text:p>
          </table:table-cell>
        </table:table-row>
        <table:table-row table:style-name="Tabla9.1">
          <table:table-cell table:style-name="Tabla9.A10" table:number-rows-spanned="2" office:value-type="string">
            <text:p text:style-name="P71"><text:span text:style-name="T67">PUNTOS DE LA RED</text:span></text:p>
          </table:table-cell>
          <table:table-cell table:style-name="Tabla9.B10" office:value-type="string">
            <text:p text:style-name="P71"><text:span text:style-name="T67">MUESTRAS EN PUNTOS REPRESENTATIVOS</text:span></text:p>
          </table:table-cell>
          <table:table-cell table:style-name="Tabla9.C10" office:value-type="string">
            <text:p text:style-name="P71"><text:span text:style-name="T67">ANUAL</text:span></text:p>
          </table:table-cell>
        </table:table-row>
        <table:table-row table:style-name="Tabla9.11">
          <table:covered-table-cell/>
          <table:table-cell table:style-name="Tabla9.B11" office:value-type="string">
            <text:p text:style-name="P71"><text:span text:style-name="T67">ANÁLISIS LEGIONELLA*</text:span></text:p>
          </table:table-cell>
          <table:table-cell table:style-name="Tabla9.C11" office:value-type="string">
            <text:p text:style-name="P71"><text:span text:style-name="T67">ANUAL</text:span></text:p>
          </table:table-cell>
        </table:table-row>
      </table:table>
      <text:p text:style-name="No_20_Spacing"><text:span text:style-name="T67">*EN LABORATORIOS CERTIFICADOS</text:span></text:p>
      <text:p text:style-name="P51"/>
      <text:p text:style-name="P39"/>
      <text:p text:style-name="P81"/>
      <text:p text:style-name="P6"><text:span text:style-name="T61">EN LOS SISTEMAS DE AGUA FRÍA CONSUMO HUMANO:</text:span></text:p>
      <text:p text:style-name="P22"/>
      <text:p text:style-name="No_20_Spacing"><text:span text:style-name="T9">MEDIDAS PREVENTIVAS Y PROGRAMAS DE REVISIÓN Y MANTENIMIENTO DE LOS COMPONENTES DE LA INSTALACIÓN</text:span></text:p>
      <text:p text:style-name="P22"/>
      <text:p text:style-name="P6"><text:span text:style-name="T48">CON CARÁCTER GENERAL SE COMPROBARÁ LO SIGUIENTE:</text:span></text:p>
      <text:p text:style-name="P6"><text:span text:style-name="T46">- Que las instalaciones garantizan la total estanqueidad y la correcta circulación del agua, evitando su estancamiento, que disponen de suficientes puntos de purga para vaciar completamente la instalación, y que estarán dimensionados para permitir la eliminación completa de los sedimentos.</text:span></text:p>
      <text:p text:style-name="No_20_Spacing"><text:span text:style-name="T67">- Que l</text:span><text:span text:style-name="T46">as instalaciones facilitan la accesibilidad a los equipos para su inspección, limpieza, desinfección y la toma de muestras.</text:span></text:p>
      <text:p text:style-name="No_20_Spacing"><text:span text:style-name="T46">- Que las instalaciones están construidas de</text:span><text:span text:style-name="T32"> materiales, en contacto con el agua de consumo humano, capaces de resistir una desinfección mediante elevadas concentraciones de cloro o de otros desinfectantes o por elevación de temperatura, y no contienen materiales que favorezcan el crecimiento microbiano y la formación de biocapa en el interior de las tuberías.</text:span></text:p>
      <text:p text:style-name="P51"/>
      <text:p text:style-name="P6"><text:span text:style-name="T48">MENSUALMENTE</text:span><text:span text:style-name="T46">: </text:span></text:p>
      <text:p text:style-name="P6"><text:span text:style-name="T46">- Se revisará el estado de conservación y limpieza en un número representativo, rotatorio a lo largo del año, de los puntos terminales de la red interior (grifos y duchas), de forma que al final del año se hayan revisado todos los puntos terminales de la instalación.</text:span></text:p>
      <text:p text:style-name="P6"><text:span text:style-name="T46">- Se realizará un control de la temperatura en un número representativo de grifos y duchas (muestra rotatoria), incluyendo los más cercanos y los más alejados de la entrada de red, no debiendo ser superior a 20 ºC (donde las condiciones climatológicas lo permitan, para lo cual </text:span><text:span text:style-name="T32">las tuberías de AFCH estarán suficientemente alejadas de las de agua caliente o en su defecto aisladas térmicamente</text:span><text:span text:style-name="T46">. Al final del año se habrán comprobado todos los puntos finales de la instalación.</text:span></text:p>
      <text:p text:style-name="P51"/>
      <text:p text:style-name="P6"><text:span text:style-name="T38">ANUALMENTE:</text:span><text:span text:style-name="T37"> </text:span><text:span text:style-name="T46">Se revisará por completo toda la instalación al menos una vez al año, reparando o sustituyendo aquellos elementos defectuosos. Se comprobará el correcto funcionamiento y buen estado de conservación y limpieza. Cuando se detecte presencia de suciedad, incrustaciones o sedimentos, se procederá a su limpieza y desinfección según se especifica en el apartado C correspondiente.</text:span></text:p>
      <text:p text:style-name="P51"/>
      <text:p text:style-name="No_20_Spacing"><text:span text:style-name="T38">ALJIBE</text:span><text:span text:style-name="T37">: </text:span></text:p>
      <text:p text:style-name="No_20_Spacing"><text:span text:style-name="T48">Trimestralmente</text:span><text:span text:style-name="T46">: se revisará el estado de conservación y limpieza. Se comprobarán los niveles de cloro residual libre o combinado en un número representativo de los puntos terminales, y si no alcanzan los niveles mínimos (0,2 mg/l) se instalará una estación de cloración automática, dosificando sobre una recirculación del mismo, con un caudal del 20% del volumen del depósito.</text:span></text:p>
      <text:p text:style-name="P51"/>
      <text:p text:style-name="P51"/>
      <text:p text:style-name="No_20_Spacing"><text:span text:style-name="T10">PROGRAMA DE TRATAMIENTO DEL AGUA. LIMPIEZA Y DESINFECCIÓN</text:span></text:p>
      <text:p text:style-name="P51"/>
      <text:p text:style-name="P6"><text:span text:style-name="T46">Con carácter </text:span><text:span text:style-name="T48">mínimo anual</text:span><text:span text:style-name="T46"> se procederá a realizar un tratamiento completo de limpieza y desinfección de toda la instalación de agua sanitaria. Asimismo, y tal y como se especifica el Real Decreto 865/2003 se limpiará y desinfectará en los siguientes casos:</text:span></text:p>
      <text:list xml:id="list141712757773281" text:continue-list="list3906764366" text:style-name="WWNum36">
        <text:list-item>
          <text:p text:style-name="P44"><text:span text:style-name="T46">Cuando se ponga en marcha por primera vez.</text:span></text:p>
        </text:list-item>
        <text:list-item>
          <text:p text:style-name="P44"><text:span text:style-name="T46">Tras una parada superior a un mes.</text:span></text:p>
        </text:list-item>
        <text:list-item>
          <text:p text:style-name="P44"><text:span text:style-name="T46">Tras una reparación o modificación estructural.</text:span></text:p>
        </text:list-item>
        <text:list-item>
          <text:p text:style-name="P44"><text:span text:style-name="T46">Cuando la revisión general así lo aconseje.</text:span></text:p>
        </text:list-item>
        <text:list-item>
          <text:p text:style-name="P44"><text:span text:style-name="T46">Cuando lo determine la autoridad sanitaria.</text:span></text:p>
        </text:list-item>
      </text:list>
      <text:p text:style-name="P51"/>
      <text:p text:style-name="P51"><text:soft-page-break/></text:p>
      <text:p text:style-name="No_20_Spacing"><text:span text:style-name="T37">El tratamiento incluye:</text:span></text:p>
      <text:list xml:id="list141712061512993" text:continue-list="list2632612696" text:style-name="WWNum33">
        <text:list-item>
          <text:p text:style-name="P30"><text:span text:style-name="T46">Desinfección de todo el sistema de agua fría de consumo humano. </text:span></text:p>
        </text:list-item>
        <text:list-item>
          <text:p text:style-name="P30"><text:span text:style-name="T46">Limpieza de piezas desmontables.</text:span></text:p>
        </text:list-item>
      </text:list>
      <text:p text:style-name="P17"/>
      <text:p text:style-name="P6"><text:span text:style-name="T48">ALJIBE: </text:span><text:span text:style-name="T46">El procedimiento para la </text:span><text:span text:style-name="T48">desinfección química</text:span><text:span text:style-name="T46"> con cloro de los aljibes será el descrito para el sistema de agua caliente sanitaria. Finalmente, se procederá a la normalización de las condiciones de calidad del agua, llenando nuevamente la instalación, y si se utiliza cloro como desinfectante, se añadirá para su funcionamiento habitual (0,2-1 mg/L de cloro residual libre).</text:span></text:p>
      <text:p text:style-name="P6"><text:span text:style-name="T46">Si es necesaria la recloración, ésta se hará por medio de dosificadores automáticos.</text:span></text:p>
      <text:p text:style-name="P56"/>
      <text:p text:style-name="No_20_Spacing"><text:span text:style-name="T46">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1"/>
      <text:p text:style-name="P51"/>
      <text:p text:style-name="No_20_Spacing"><text:span text:style-name="T40">ANÁLISIS MICROBIOLÓGICOS Y PERIODICIDAD</text:span></text:p>
      <text:p text:style-name="P66"/>
      <text:p text:style-name="P6"><text:span text:style-name="T48">Anualmente</text:span><text:span text:style-name="T46"> como mínimo: realizará una determinación de Legionella en muestras de puntos representativos de la instalación (ver plano con puntos terminales)</text:span></text:p>
      <text:p text:style-name="P6"><text:span text:style-name="T21">Una vez llevado a cabo las operaciones anteriormente citadas en cuanto a limpieza y desinfección es necesario realizar una toma de muestra transcurrido al menos 15 días desde la desinfección para la determinación de Legionella. </text:span></text:p>
      <text:p text:style-name="P29"/>
      <text:p text:style-name="P6"><text:span text:style-name="T21">La determinación deberá ser realizada por un laboratorio certificado (ver documentación certificación del Laboratorio).</text:span></text:p>
      <text:p text:style-name="P8"/>
      <text:p text:style-name="P6"><text:span text:style-name="T67">Toma de muestras en aljibe: </text:span><text:span text:style-name="T11">anualmente</text:span><text:span text:style-name="T13"> como mínimo: </text:span><text:span text:style-name="T21">se tomará un litro de agua, preferiblemente de la parte baja del depósito, recogiendo, si existieran, materiales sedimentados. Medir temperatura del agua y cantidad de cloro libre y anotar.</text:span></text:p>
      <text:p text:style-name="P51"/>
      <text:p text:style-name="P55"/>
      <text:p text:style-name="No_20_Spacing"><text:span text:style-name="T40">RESUMEN PERIODICIDAD DE LAS TAREAS EN SISTEMAS DE </text:span><text:span text:style-name="T68">AFCH:</text:span></text:p>
      <text:p text:style-name="P51"/>
      <table:table table:name="Tabla10" table:style-name="Tabla10">
        <table:table-column table:style-name="Tabla10.A"/>
        <table:table-column table:style-name="Tabla10.B"/>
        <table:table-column table:style-name="Tabla10.C"/>
        <table:table-row table:style-name="Tabla10.1">
          <table:table-cell table:style-name="Tabla10.A1" table:number-rows-spanned="2" office:value-type="string">
            <text:p text:style-name="P27"><text:span text:style-name="T28">INSTALACION</text:span></text:p>
          </table:table-cell>
          <table:table-cell table:style-name="Tabla10.A1" table:number-rows-spanned="2" office:value-type="string">
            <text:p text:style-name="P27"><text:span text:style-name="T28">ACTIVIDAD</text:span></text:p>
          </table:table-cell>
          <table:table-cell table:style-name="Tabla10.A1" table:number-rows-spanned="2" office:value-type="string">
            <text:p text:style-name="P27"><text:span text:style-name="T28">PERIODICIDAD</text:span></text:p>
          </table:table-cell>
        </table:table-row>
        <table:table-row table:style-name="Tabla10.2">
          <table:covered-table-cell/>
          <table:covered-table-cell/>
          <table:covered-table-cell/>
        </table:table-row>
        <table:table-row table:style-name="Tabla10.1">
          <table:table-cell table:style-name="Tabla10.A3" office:value-type="string">
            <text:p text:style-name="P71"><text:span text:style-name="T67">TODA LA RED DE AGUA</text:span></text:p>
          </table:table-cell>
          <table:table-cell table:style-name="Tabla10.B3" office:value-type="string">
            <text:p text:style-name="P71"><text:span text:style-name="T67">REVISION FUNCIONAMIENTO</text:span></text:p>
          </table:table-cell>
          <table:table-cell table:style-name="Tabla10.C3" office:value-type="string">
            <text:p text:style-name="P71"><text:span text:style-name="T67">ANUAL</text:span></text:p>
          </table:table-cell>
        </table:table-row>
        <table:table-row table:style-name="Tabla10.1">
          <table:table-cell table:style-name="Tabla10.A4" office:value-type="string">
            <text:p text:style-name="P71"><text:span text:style-name="T67">ALJIBE</text:span></text:p>
          </table:table-cell>
          <table:table-cell table:style-name="Tabla10.B4" office:value-type="string">
            <text:p text:style-name="P71"><text:span text:style-name="T67">REVISION CONSERVACION Y LIMPIEZA</text:span></text:p>
          </table:table-cell>
          <table:table-cell table:style-name="Tabla10.C4" office:value-type="string">
            <text:p text:style-name="P71"><text:span text:style-name="T67">TRIMESTRAL</text:span></text:p>
          </table:table-cell>
        </table:table-row>
        <table:table-row table:style-name="Tabla10.1">
          <table:table-cell table:style-name="Tabla10.A5" table:number-rows-spanned="2" office:value-type="string">
            <text:p text:style-name="P71"><text:span text:style-name="T67">GRIFOS Y DUCHAS AFCH</text:span></text:p>
          </table:table-cell>
          <table:table-cell table:style-name="Tabla10.B5" office:value-type="string">
            <text:p text:style-name="P71"><text:span text:style-name="T67">REVISION DE CONSERVACION <text:s/>Y LIMPIEZA / DETERMINACIÓN DE Tª&lt;20ºC</text:span></text:p>
          </table:table-cell>
          <table:table-cell table:style-name="Tabla10.C5" office:value-type="string">
            <text:p text:style-name="P71"><text:span text:style-name="T67">MENSUAL</text:span></text:p>
          </table:table-cell>
        </table:table-row>
        <table:table-row table:style-name="Tabla10.1">
          <table:covered-table-cell/>
          <table:table-cell table:style-name="Tabla10.B6" office:value-type="string">
            <text:p text:style-name="P71"><text:span text:style-name="T67">PURGA DE PUNTOS DE POCO USO</text:span></text:p>
          </table:table-cell>
          <table:table-cell table:style-name="Tabla10.C6" office:value-type="string">
            <text:p text:style-name="P71"><text:span text:style-name="T67">SEMANAL</text:span></text:p>
          </table:table-cell>
        </table:table-row>
        <table:table-row table:style-name="Tabla10.1">
          <table:table-cell table:style-name="Tabla10.A7" office:value-type="string">
            <text:p text:style-name="P71"><text:span text:style-name="T67">RED DE AGUA Y PUNTOS TERMINALES</text:span></text:p>
          </table:table-cell>
          <table:table-cell table:style-name="Tabla10.B7" office:value-type="string">
            <text:p text:style-name="P71"><text:span text:style-name="T67">MEDICION NIVEL DE CLORO</text:span></text:p>
          </table:table-cell>
          <table:table-cell table:style-name="Tabla10.C7" office:value-type="string">
            <text:p text:style-name="P71"><text:span text:style-name="T67">SEMANAL</text:span></text:p>
          </table:table-cell>
        </table:table-row>
        <table:table-row table:style-name="Tabla10.1">
          <table:table-cell table:style-name="Tabla10.A8" office:value-type="string">
            <text:p text:style-name="P71"><text:span text:style-name="T67">ALJIBE Y PUNTOS TERMINALES</text:span></text:p>
          </table:table-cell>
          <table:table-cell table:style-name="Tabla10.B8" office:value-type="string">
            <text:p text:style-name="P71"><text:span text:style-name="T67">LIMPIEZA Y DESINFECCIÓN</text:span></text:p>
          </table:table-cell>
          <table:table-cell table:style-name="Tabla10.C8" office:value-type="string">
            <text:p text:style-name="P71"><text:span text:style-name="T67">ANUAL</text:span></text:p>
          </table:table-cell>
        </table:table-row>
        <table:table-row table:style-name="Tabla10.1">
          <table:table-cell table:style-name="Tabla10.A9" table:number-rows-spanned="2" office:value-type="string">
            <text:p text:style-name="P71"><text:span text:style-name="T67">PUNTOS DE LA RED</text:span></text:p>
          </table:table-cell>
          <table:table-cell table:style-name="Tabla10.B9" office:value-type="string">
            <text:p text:style-name="P71"><text:span text:style-name="T67">MUESTRAS EN PUNTOS REPRESENTATIVOS</text:span></text:p>
          </table:table-cell>
          <table:table-cell table:style-name="Tabla10.C9" office:value-type="string">
            <text:p text:style-name="P71"><text:span text:style-name="T67">ANUAL</text:span></text:p>
          </table:table-cell>
        </table:table-row>
        <table:table-row table:style-name="Tabla10.10">
          <table:covered-table-cell/>
          <table:table-cell table:style-name="Tabla10.B10" office:value-type="string">
            <text:p text:style-name="P71"><text:span text:style-name="T67">ANÁLISIS LEGIONELLA*</text:span></text:p>
          </table:table-cell>
          <table:table-cell table:style-name="Tabla10.C10" office:value-type="string">
            <text:p text:style-name="P71"><text:span text:style-name="T67">ANUAL</text:span></text:p>
          </table:table-cell>
        </table:table-row>
      </table:table>
      <text:p text:style-name="No_20_Spacing"><text:span text:style-name="T67">*EN LABORATORIOS CERTIFICADOS</text:span></text:p>
      <text:p text:style-name="P41"/>
      <text:p text:style-name="P38"/>
      <text:p text:style-name="P6"><text:span text:style-name="T20">PIEZAS DESMONTABLES: DUCHAS Y GRIFOS</text:span></text:p>
      <text:p text:style-name="P33"/>
      <text:p text:style-name="No_20_Spacing"><text:span text:style-name="T10">PROGRAMA DE TRATAMIENTO DEL AGUA. LIMPIEZA Y DESINFECCIÓN</text:span></text:p>
      <text:p text:style-name="P51"/>
      <text:p text:style-name="P6"><text:span text:style-name="T12">El procedimiento para la limpieza de piezas desmontables como duchas y grifos se realizará de la siguiente forma:</text:span></text:p>
      <text:p text:style-name="P17"/>
      <text:list xml:id="list1201630936" text:style-name="WWNum37">
        <text:list-item>
          <text:p text:style-name="P34"><text:span text:style-name="T46">Desmontando previamente de cada elemento, se limpiará a fondo con cepillos duros, eliminando así toda incrustación y asentamiento de material orgánico/inorgánico (adherencias).</text:span></text:p>
        </text:list-item>
      </text:list>
      <text:p text:style-name="P51"/>
      <text:list xml:id="list1832045107" text:style-name="WWNum34">
        <text:list-item>
          <text:p text:style-name="P35"><text:span text:style-name="T70">Posteriormente, como desinfección, se sumergirán en una solución acuosa que contenga al menos 20 ppm de cloro residual libre residual durante 30 minutos. (si por el tipo de material no es posible utilizar cloro, se deberá utilizar otro desinfectante). Los elementos difíciles de desmontar o sumergir se</text:span><text:span text:style-name="T46"> </text:span><text:span text:style-name="T70">cubrirán con un paño limpio impregnado en la misma solución durante el mismo tiempo.</text:span></text:p>
        </text:list-item>
      </text:list>
      <text:p text:style-name="P46"/>
      <text:p text:style-name="P45"><text:span text:style-name="T50">Ejemplo: Preparación de una solución clorada a 20 ppm en un cubo de 10L (Riqueza del producto 150g/l).</text:span></text:p>
      <text:p text:style-name="P46"/>
      <text:p text:style-name="P45"><draw:frame draw:style-name="fr2" text:anchor-type="as-char" svg:width="0.295cm" svg:height="0.561cm" draw:z-index="16"><draw:object xlink:href="./Object 1" xlink:type="simple" xlink:show="embed" xlink:actuate="onLoad"/><draw:image xlink:href="./ObjectReplacements/Object 1" xlink:type="simple" xlink:show="embed" xlink:actuate="onLoad"/></draw:frame><draw:frame draw:style-name="fr2" text:anchor-type="as-char" svg:width="9.126cm" svg:height="1.24cm" draw:z-index="17"><draw:object xlink:href="./Object 2" xlink:type="simple" xlink:show="embed" xlink:actuate="onLoad"/><draw:image xlink:href="./ObjectReplacements/Object 2" xlink:type="simple" xlink:show="embed" xlink:actuate="onLoad"/></draw:frame></text:p>
      <text:p text:style-name="P47"><text:span text:style-name="T41"><text:s text:c="6"/></text:span></text:p>
      <text:list xml:id="list141712895405242" text:continue-numbering="true" text:style-name="WWNum34">
        <text:list-item>
          <text:p text:style-name="P35"><text:span text:style-name="T46">Transcurrido el tiempo, se aclararán con abundante agua fría.</text:span></text:p>
        </text:list-item>
      </text:list>
      <text:p text:style-name="P51"/>
      <text:list xml:id="list141712480316742" text:continue-numbering="true" text:style-name="WWNum34">
        <text:list-item>
          <text:p text:style-name="P35"><text:span text:style-name="T46">Se volverán a montar cambiando aquellas piezas que por el tiempo o el uso estén deterioradas así como juntas, gomas, etc.</text:span></text:p>
        </text:list-item>
      </text:list>
      <text:p text:style-name="P51"/>
      <text:list xml:id="list141713121200810" text:continue-numbering="true" text:style-name="WWNum34">
        <text:list-item>
          <text:p text:style-name="P35"><text:span text:style-name="T46">Cualquier elemento nuevo es recomendable realizar previamente a su colocación los pasos 2 y 3.</text:span></text:p>
        </text:list-item>
      </text:list>
      <text:p text:style-name="P48"/>
      <text:p text:style-name="P6"><text:span text:style-name="T46">Los elementos que por su situación, tamaño o dificultad para desmontar no se pudieran sumergir en la solución clorada, se cubrirán con un paño limpio impregnado en la misma solución y durante el mismo tiempo que la especificada en el punto </text:span></text:p>
      <text:p text:style-name="P51"/>
      <text:p text:style-name="No_20_Spacing"><text:span text:style-name="T46">NOTA: Todos los vertidos, procedentes de cualquier limpieza y desinfección, deberán cumplir la legislación medioambiental vigente, especialmente en lo que se refiere a los límites máximos permitidos para vertidos a cauce público o alcantarillado conectado a sistema de saneamiento público, en función de la ubicación de cada instalación.</text:span></text:p>
      <text:p text:style-name="P51"/>
      <text:p text:style-name="P51"/>
      <text:p text:style-name="No_20_Spacing"><text:span text:style-name="T40">PROGRAMA DE TRAMAMIENTO DE LAS INSTALACIONES EN CASO DE BROTE</text:span></text:p>
      <text:p text:style-name="P51"/>
      <text:p text:style-name="P6"><text:span text:style-name="T14">La limpieza y desinfección de todas las partes desmontables y difíciles de desmontar se realizará como se establece en el anterior apartado de limpieza y desinfección.</text:span></text:p>
      <text:p text:style-name="P51"/>
      <text:p text:style-name="P55"/>
      <text:p text:style-name="P55"/>
      <text:p text:style-name="P55"/>
      <text:p text:style-name="P55"/>
      <text:p text:style-name="P55"/>
      <text:p text:style-name="P55"/>
      <text:p text:style-name="P55"><text:soft-page-break/></text:p>
      <text:p text:style-name="No_20_Spacing"><text:span text:style-name="T40">ANÁLISIS MICROBIOLÓGICOS Y PERIODICIDAD</text:span></text:p>
      <text:p text:style-name="P51"/>
      <text:p text:style-name="P6"><text:span text:style-name="T44">Metodología para recogida de muestras de agua en puntos terminales como duchas y grifos:</text:span></text:p>
      <text:p text:style-name="P6"><text:span text:style-name="T14">En la red de agua fría y caliente se tomarán muestras de agua de los puntos terminales de la red (duchas, grifos, lavamanos), preferiblemente de habitaciones relacionadas con enfermos, así como de algún servicio común, intentando elegir habitaciones no utilizadas en los días previos a la toma. En la red de agua caliente se deberán tomar muestras de la salida más cercana y de la más lejana al depósito, de la salida más cercana al punto de retorno y de otros puntos terminales considerados de interés. Se tomará un litro de agua, recogiendo primero una pequeña cantidad (unos 100 ml) para después rascar el grifo o ducha con una torunda que se incorporará en el mismo envase y recoger el resto de agua (hasta aproximadamente un litro) arrastrando los restos del rascado. Medir temperatura del agua y cantidad de cloro libre Las muestras se harán llegar al laboratorio en el menor tiempo posible evitando temperaturas extremas. Los recipientes evitarán su rotura y serán estancos y estarán contenidos en embalajes secundarios a prueba de filtraciones y un paquete externo que proteja al secundario y su contenido de agresiones externas.</text:span></text:p>
      <text:p text:style-name="P56"/>
      <text:p text:style-name="P6"><text:span text:style-name="T21">La determinación deberá ser realizada por un laboratorio certificado (ver documentación certificación del Laboratorio).</text:span></text:p>
      <text:p text:style-name="P51"/>
      <text:p text:style-name="P39"/>
      <text:p text:style-name="P81"/>
      <table:table table:name="Tabla11" table:style-name="Tabla11">
        <table:table-column table:style-name="Tabla11.A"/>
        <table:table-row table:style-name="Tabla11.1">
          <table:table-cell table:style-name="Tabla11.A1" office:value-type="string">
            <text:p text:style-name="P6"><text:span text:style-name="T28">B) PRODUCTOS Y EQUIPOS UTILIZADOS </text:span></text:p>
          </table:table-cell>
        </table:table-row>
      </table:table>
      <text:p text:style-name="P17"/>
      <text:h text:style-name="P36" text:outline-level="2"><text:span text:style-name="T45">PRINCIPALES PRODUCTOS UTILIZADOS</text:span></text:h>
      <text:p text:style-name="P57"/>
      <table:table table:name="Tabla12" table:style-name="Tabla12">
        <table:table-column table:style-name="Tabla12.A"/>
        <table:table-column table:style-name="Tabla12.B"/>
        <table:table-column table:style-name="Tabla12.C"/>
        <table:table-column table:style-name="Tabla12.D"/>
        <table:table-row table:style-name="Tabla12.1">
          <table:table-cell table:style-name="Tabla12.A1" office:value-type="string">
            <text:p text:style-name="P12"><text:span text:style-name="T28">NOMBRE COMERCIAL</text:span></text:p>
          </table:table-cell>
          <table:table-cell table:style-name="Tabla12.A1" office:value-type="string">
            <text:p text:style-name="P12"><text:span text:style-name="T28">COMPOSICIÓN</text:span></text:p>
          </table:table-cell>
          <table:table-cell table:style-name="Tabla12.A1" office:value-type="string">
            <text:p text:style-name="P12"><text:span text:style-name="T28">FINALIDAD</text:span></text:p>
          </table:table-cell>
          <table:table-cell table:style-name="Tabla12.A1" office:value-type="string">
            <text:p text:style-name="P12"><text:span text:style-name="T28">Nº REG SANITARIO</text:span></text:p>
          </table:table-cell>
        </table:table-row>
        <table:table-row table:style-name="Tabla12.2">
          <table:table-cell table:style-name="Tabla12.A2" office:value-type="string">
            <text:h text:style-name="P13" text:outline-level="2"><text:span text:style-name="T47">Hipoclorito Sódico</text:span></text:h>
          </table:table-cell>
          <table:table-cell table:style-name="Tabla12.B2" office:value-type="string">
            <text:h text:style-name="P13" text:outline-level="2"><text:span text:style-name="T47">Hipoclorito Sódico líquido a concentración 150gr/L</text:span></text:h>
          </table:table-cell>
          <table:table-cell table:style-name="Tabla12.C2" office:value-type="string">
            <text:h text:style-name="P13" text:outline-level="2"><text:span text:style-name="T47">Apto para la desinfección de aguas de consumo humano</text:span></text:h>
          </table:table-cell>
          <table:table-cell table:style-name="Tabla12.D2" office:value-type="string">
            <text:h text:style-name="P13" text:outline-level="2"><text:span text:style-name="T23">3700874/OR</text:span></text:h>
          </table:table-cell>
        </table:table-row>
        <table:table-row table:style-name="Tabla12.3">
          <table:table-cell table:style-name="Tabla12.A3" office:value-type="string">
            <text:h text:style-name="P13" text:outline-level="2"><text:span text:style-name="T47">Bisulfito Sódico</text:span></text:h>
          </table:table-cell>
          <table:table-cell table:style-name="Tabla12.B3" office:value-type="string">
            <text:h text:style-name="P13" text:outline-level="2"><text:span text:style-name="T47">Bisulfito sódico</text:span></text:h>
          </table:table-cell>
          <table:table-cell table:style-name="Tabla12.C3" office:value-type="string">
            <text:h text:style-name="P13" text:outline-level="2"><text:span text:style-name="T47">Neutralizante de Cloro</text:span></text:h>
          </table:table-cell>
          <table:table-cell table:style-name="Tabla12.D3" office:value-type="string">
            <text:h text:style-name="P13" text:outline-level="2"><text:span text:style-name="T47">No precisa</text:span></text:h>
          </table:table-cell>
        </table:table-row>
        <table:table-row table:style-name="Tabla12.3">
          <table:table-cell table:style-name="Tabla12.A4" office:value-type="string">
            <text:h text:style-name="P18" text:outline-level="2"/>
          </table:table-cell>
          <table:table-cell table:style-name="Tabla12.B4" office:value-type="string">
            <text:h text:style-name="P18" text:outline-level="2"/>
          </table:table-cell>
          <table:table-cell table:style-name="Tabla12.C4" office:value-type="string">
            <text:h text:style-name="P18" text:outline-level="2"/>
          </table:table-cell>
          <table:table-cell table:style-name="Tabla12.D4" office:value-type="string">
            <text:h text:style-name="P18" text:outline-level="2"/>
          </table:table-cell>
        </table:table-row>
        <table:table-row table:style-name="Tabla12.3">
          <table:table-cell table:style-name="Tabla12.A5" office:value-type="string">
            <text:h text:style-name="P18" text:outline-level="2"/>
          </table:table-cell>
          <table:table-cell table:style-name="Tabla12.B5" office:value-type="string">
            <text:h text:style-name="P18" text:outline-level="2"/>
          </table:table-cell>
          <table:table-cell table:style-name="Tabla12.C5" office:value-type="string">
            <text:h text:style-name="P18" text:outline-level="2"/>
          </table:table-cell>
          <table:table-cell table:style-name="Tabla12.D5" office:value-type="string">
            <text:h text:style-name="P18" text:outline-level="2"/>
          </table:table-cell>
        </table:table-row>
      </table:table>
      <text:p text:style-name="P6"><text:span text:style-name="T46">Existe Ficha de Seguridad de todos los productos en el presente Protocolo.</text:span></text:p>
      <text:p text:style-name="P6"><text:span text:style-name="T46">Cualquier otro producto utilizado será anexo del presente Protocolo adaptando su modo de empleo y dosificación.</text:span></text:p>
      <text:p text:style-name="P69"><text:span text:style-name="T47"><text:tab/></text:span></text:p>
      <text:h text:style-name="P21" text:outline-level="2"/>
      <text:h text:style-name="P36" text:outline-level="2"><text:span text:style-name="T45">RELACIÓN DE MAQUINARIA A EMPLEAR</text:span></text:h>
      <text:p text:style-name="P58"/>
      <table:table table:name="Tabla13" table:style-name="Tabla13">
        <table:table-column table:style-name="Tabla13.A"/>
        <table:table-column table:style-name="Tabla13.B"/>
        <table:table-row table:style-name="Tabla13.1">
          <table:table-cell table:style-name="Tabla13.A1" office:value-type="string">
            <text:h text:style-name="P13" text:outline-level="2"><text:span text:style-name="T29">EQUIPO</text:span></text:h>
          </table:table-cell>
          <table:table-cell table:style-name="Tabla13.A1" office:value-type="string">
            <text:h text:style-name="P13" text:outline-level="2"><text:span text:style-name="T29">FINALIDAD</text:span></text:h>
          </table:table-cell>
        </table:table-row>
        <table:table-row table:style-name="Tabla13.2">
          <table:table-cell table:style-name="Tabla13.A2" table:number-columns-spanned="2" office:value-type="string">
            <text:h text:style-name="P13" text:outline-level="2"><text:a xlink:type="simple" xlink:href="py3o://for=%22m%20in%20o.type_ddd_ids.mapped('machinery_to_employ_ids')%22" text:style-name="Internet_20_link" text:visited-style-name="Visited_20_Internet_20_Link"><text:span text:style-name="T73">for="m in o.type_ddd_ids.mapped('machinery_to_employ_ids')"</text:span></text:a></text:h>
          </table:table-cell>
          <table:covered-table-cell/>
        </table:table-row>
        <table:table-row table:style-name="Tabla13.2">
          <table:table-cell table:style-name="Tabla13.A2" office:value-type="string">
            <text:h text:style-name="P13" text:outline-level="2"><text:span text:style-name="T22"><text:user-field-get text:name="py3o.m.name">machinery_name</text:user-field-get></text:span></text:h>
          </table:table-cell>
          <table:table-cell table:style-name="Tabla13.A2" office:value-type="string">
            <text:h text:style-name="P13" text:outline-level="2"><text:span text:style-name="T22"><text:user-field-get text:name="py3o.m.purpose_machinery">purpose_machinery</text:user-field-get></text:span></text:h>
          </table:table-cell>
        </table:table-row>
        <table:table-row table:style-name="Tabla13.2">
          <table:table-cell table:style-name="Tabla13.A4" table:number-columns-spanned="2" office:value-type="string">
            <text:h text:style-name="P13" text:outline-level="2"><text:a xlink:type="simple" xlink:href="py3o:///for" text:style-name="Internet_20_link" text:visited-style-name="Visited_20_Internet_20_Link"><text:span text:style-name="T73">/for</text:span></text:a></text:h>
          </table:table-cell>
          <table:covered-table-cell/>
        </table:table-row>
      </table:table>
      <text:p text:style-name="P58"/>
      <text:h text:style-name="P36" text:outline-level="2"><text:span text:style-name="T45">RELACIÓN DE EQUIPOS A EMPLEAR </text:span></text:h>
      <text:h text:style-name="P49" text:outline-level="2"/>
      <table:table table:name="Tabla14" table:style-name="Tabla14">
        <table:table-column table:style-name="Tabla14.A"/>
        <table:table-column table:style-name="Tabla14.B"/>
        <table:table-row table:style-name="Tabla14.1">
          <table:table-cell table:style-name="Tabla14.A1" office:value-type="string">
            <text:h text:style-name="P13" text:outline-level="2"><text:span text:style-name="T29">EQUIPO</text:span></text:h>
          </table:table-cell>
          <table:table-cell table:style-name="Tabla14.A1" office:value-type="string">
            <text:h text:style-name="P13" text:outline-level="2"><text:span text:style-name="T29">FINALIDAD</text:span></text:h>
          </table:table-cell>
        </table:table-row>
        <table:table-row table:style-name="Tabla14.2">
          <table:table-cell table:style-name="Tabla14.A2" table:number-columns-spanned="2" office:value-type="string">
            <text:h text:style-name="P13" text:outline-level="2"><text:a xlink:type="simple" xlink:href="py3o://for=%22e%20in%20o.type_ddd_ids.mapped('equipment_to_be_used_ids')%22" text:style-name="Internet_20_link" text:visited-style-name="Visited_20_Internet_20_Link"><text:span text:style-name="T74">for="e in o.type_ddd_ids.mapped('equipment_to_be_used_ids')"</text:span></text:a></text:h>
          </table:table-cell>
          <table:covered-table-cell/>
        </table:table-row>
        <table:table-row table:style-name="Tabla14.2">
          <table:table-cell table:style-name="Tabla14.A3" office:value-type="string">
            <text:h text:style-name="P13" text:outline-level="2"><text:span text:style-name="T22"><text:user-field-get text:name="py3o.e.name">equipment_name</text:user-field-get></text:span></text:h>
          </table:table-cell>
          <table:table-cell table:style-name="Tabla14.B3" office:value-type="string">
            <text:h text:style-name="P13" text:outline-level="2"><text:span text:style-name="T22"><text:user-field-get text:name="py3o.e.purpose_equipment">urpose_equipment</text:user-field-get></text:span></text:h>
          </table:table-cell>
        </table:table-row>
        <table:table-row table:style-name="Tabla14.2">
          <table:table-cell table:style-name="Tabla14.A4" table:number-columns-spanned="2" office:value-type="string">
            <text:h text:style-name="P13" text:outline-level="2"><text:a xlink:type="simple" xlink:href="py3o:///for" text:style-name="Internet_20_link" text:visited-style-name="Visited_20_Internet_20_Link"><text:span text:style-name="T74">/for</text:span></text:a></text:h>
          </table:table-cell>
          <table:covered-table-cell/>
        </table:table-row>
      </table:table>
      <text:p text:style-name="P52"/>
      <text:p text:style-name="P40"/>
      <text:p text:style-name="P82"/>
      <text:p text:style-name="P37"><text:span text:style-name="T28">C) PERSONAL TÉCNICO </text:span></text:p>
      <text:p text:style-name="P52"/>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12"><text:span text:style-name="T31">NOMBRE</text:span></text:p>
          </table:table-cell>
          <table:table-cell table:style-name="Tabla15.A1" office:value-type="string">
            <text:p text:style-name="P12"><text:span text:style-name="T31">CARGO</text:span></text:p>
          </table:table-cell>
          <table:table-cell table:style-name="Tabla15.A1" office:value-type="string">
            <text:p text:style-name="P12"><text:span text:style-name="T31">TITULACIÓN ACADÉMICA</text:span></text:p>
          </table:table-cell>
          <table:table-cell table:style-name="Tabla15.A1" office:value-type="string">
            <text:p text:style-name="P12"><text:span text:style-name="T31">Acreditación para llevar a cabo las labores de control y prevención de Legionella (según orden SCO 317/2003)</text:span></text:p>
          </table:table-cell>
          <table:table-cell table:style-name="Tabla15.A1" office:value-type="string">
            <text:p text:style-name="P12"><text:span text:style-name="T31">OTROS </text:span></text:p>
          </table:table-cell>
        </table:table-row>
        <table:table-row table:style-name="Tabla15.1">
          <table:table-cell table:style-name="Tabla15.A2" table:number-columns-spanned="5" office:value-type="string">
            <text:h text:style-name="P13" text:outline-level="2"><text:a xlink:type="simple" xlink:href="py3o://for=%22q%20in%20o.env['hr.employee'].search([('legionella_accreditation',%20'=',%20True)])%22" text:style-name="Internet_20_link" text:visited-style-name="Visited_20_Internet_20_Link"><text:span text:style-name="T60">for="q in o.env['hr.employee'].search([('legionella_accreditation', '=', True)])"</text:span></text:a></text:h>
          </table:table-cell>
          <table:covered-table-cell/>
          <table:covered-table-cell/>
          <table:covered-table-cell/>
          <table:covered-table-cell/>
        </table:table-row>
        <table:table-row table:style-name="Tabla15.1">
          <table:table-cell table:style-name="Tabla15.A3" office:value-type="string">
            <text:h text:style-name="P26" text:outline-level="2"><text:user-field-get text:name="py3o.q.name">employee_name</text:user-field-get></text:h>
          </table:table-cell>
          <table:table-cell table:style-name="Tabla15.B3" office:value-type="string">
            <text:h text:style-name="P26" text:outline-level="2"><text:user-field-get text:name="py3o.q.job_id.name">job_name</text:user-field-get></text:h>
          </table:table-cell>
          <table:table-cell table:style-name="Tabla15.C3" office:value-type="string">
            <text:h text:style-name="P26" text:outline-level="2"><text:user-field-get text:name="py3o.q.title">title</text:user-field-get></text:h>
          </table:table-cell>
          <table:table-cell table:style-name="Tabla15.D3" office:value-type="string">
            <text:h text:style-name="P13" text:outline-level="2"><text:a xlink:type="simple" xlink:href="py3o://function=%22q.legionella_accreditation%20and%20'SI'%20or%20'NO'%22" text:style-name="Internet_20_link" text:visited-style-name="Visited_20_Internet_20_Link"><text:span text:style-name="T60">function="q.legionella_accreditation and 'SI' or 'NO'"</text:span></text:a></text:h>
          </table:table-cell>
          <table:table-cell table:style-name="Tabla15.E3" office:value-type="string">
            <text:h text:style-name="P26" text:outline-level="2"><text:user-field-get text:name="py3o.q.others">others</text:user-field-get></text:h>
          </table:table-cell>
        </table:table-row>
        <table:table-row table:style-name="Tabla15.1">
          <table:table-cell table:style-name="Tabla15.A4" table:number-columns-spanned="5" office:value-type="string">
            <text:h text:style-name="P13" text:outline-level="2"><text:a xlink:type="simple" xlink:href="py3o:///for" text:style-name="Internet_20_link" text:visited-style-name="Visited_20_Internet_20_Link"><text:span text:style-name="T60">/for</text:span></text:a></text:h>
          </table:table-cell>
          <table:covered-table-cell/>
          <table:covered-table-cell/>
          <table:covered-table-cell/>
          <table:covered-table-cell/>
        </table:table-row>
      </table:table>
      <text:h text:style-name="P24" text:outline-level="2"/>
      <text:p text:style-name="P17"/>
      <text:p text:style-name="P17"/>
      <text:p text:style-name="P51"/>
      <table:table table:name="Tabla16" table:style-name="Tabla16">
        <table:table-column table:style-name="Tabla16.A"/>
        <table:table-row table:style-name="Tabla16.1">
          <table:table-cell table:style-name="Tabla16.A1" office:value-type="string">
            <text:p text:style-name="P6"><text:span text:style-name="T28">D) REGISTRO DE LAS OPERACIONES DE MANTENIMIENTO.</text:span></text:p>
          </table:table-cell>
        </table:table-row>
      </table:table>
      <text:p text:style-name="P22"/>
      <text:p text:style-name="P6"><text:span text:style-name="T51">Deberá entenderse que cualquier actuación en el sistema de agua fría o agua caliente sanitaria deberá anotar y especificarse en los cuadros de “</text:span><text:span text:style-name="T43">registro de las operaciones de mantenimiento”</text:span><text:span text:style-name="T51"> que se entrega y explica al cliente. Este registro deberá estar presente en la instalación cumplimentado y actualizado, y facilitarlo si la Entidad Sanitaria correspondiente lo demanda.</text:span></text:p>
      <text:p text:style-name="P25"/>
      <text:p text:style-name="P86"/>
      <text:p text:style-name="P87"><text:a xlink:type="simple" xlink:href="py3o:///for" text:style-name="Internet_20_link" text:visited-style-name="Visited_20_Internet_20_Link"><text:span text:style-name="T71">/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Lohit Devanagari1" svg:font-family="'Lohit Devanagari'"/>
    <style:font-face style:name="Courier New1" svg:font-family="'Courier New'" style:font-adornments="Regular" style:font-pitch="fixed"/>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Liberation Sans" svg:font-family="'Liberation Sans'" style:font-family-generic="swiss" style:font-pitch="variable"/>
    <style:font-face style:name="F" svg:font-family="" style:font-family-generic="system" style:font-pitch="variable"/>
    <style:font-face style:name="5485" svg:font-family="5485" style:font-family-generic="system" style:font-pitch="variable"/>
    <style:font-face style:name="Arial1" svg:font-family="Arial" style:font-family-generic="system" style:font-pitch="variable"/>
    <style:font-face style:name="Calibri2" svg:font-family="Calibri" style:font-family-generic="system" style:font-pitch="variable"/>
    <style:font-face style:name="Courier New2"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0pt" fo:language="es" fo:country="ES" style:letter-kerning="false" style:font-name-asian="Calibri2"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0%" fo:text-align="justify" style:justify-single-word="false" fo:orphans="2" fo:widows="2" style:writing-mode="lr-tb"/>
      <style:text-properties fo:color="#000000" style:font-name="Calibri" fo:font-family="Calibri" style:font-family-generic="roman" style:font-pitch="variable" fo:font-size="10pt" style:font-name-asian="F" style:font-family-generic-asian="system" style:font-pitch-asian="variable" style:font-size-asian="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F"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F" style:font-family-generic-asian="system" style:font-pitch-asian="variable" style:font-name-complex="F"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F" style:font-family-generic-asian="system" style:font-pitch-asian="variable" style:font-style-asian="italic" style:font-name-complex="F"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style:font-size-asian="12pt" style:font-name-complex="Wingdings2" style:font-family-complex="Wingdings" style:font-family-generic-complex="system" style:font-pitch-complex="variable" style:font-size-complex="12pt"/>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0"/>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style:use-window-font-color="true"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0" fo:border-bottom="none"/>
      <style:text-properties style:use-window-font-color="true"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style:use-window-font-color="true" fo:font-size="11pt" style:font-name-asian="Calibri2"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F"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F"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F"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F" style:font-family-generic-asian="system" style:font-pitch-asian="variable" style:font-size-asian="12pt" style:font-weight-asian="bold" style:font-name-complex="F"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F" style:font-family-generic-asian="system" style:font-pitch-asian="variable" style:font-size-asian="10pt" style:font-style-asian="italic" style:font-weight-asian="bold" style:font-name-complex="F"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F" style:font-family-generic-asian="system" style:font-pitch-asian="variable" style:font-size-asian="12pt" style:font-name-complex="F"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F"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F" style:font-family-generic-asian="system" style:font-pitch-asian="variable" style:font-size-asian="10pt" style:font-name-complex="F"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F" style:font-family-generic-asian="system" style:font-pitch-asian="variable" style:font-size-asian="10pt" style:font-style-asian="italic" style:font-name-complex="F"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1"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style:font-name="Calibri" fo:font-family="Calibri"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86" style:display-name="ListLabel 86"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2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3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5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55"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6"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7"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8"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9"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6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1"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2"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3"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6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8"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69"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0"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1"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73"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7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5"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style:num-suffix="" text:bullet-char="">
        <style:list-level-properties text:list-level-position-and-space-mode="label-alignment">
          <style:list-level-label-alignment text:label-followed-by="listtab" text:list-tab-stop-position="3.133cm" fo:text-indent="-0.635cm" fo:margin-left="3.133cm"/>
        </style:list-level-properties>
        <style:text-properties style:font-name="Symbol"/>
      </text:list-level-style-bullet>
      <text:list-level-style-bullet text:level="2" text:style-name="ListLabel_20_76" style:num-suffix="o" text:bullet-char="o">
        <style:list-level-properties text:list-level-position-and-space-mode="label-alignment">
          <style:list-level-label-alignment text:label-followed-by="listtab" text:list-tab-stop-position="4.403cm" fo:text-indent="-0.635cm" fo:margin-left="4.403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5.673cm" fo:text-indent="-0.635cm" fo:margin-left="5.673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943cm" fo:text-indent="-0.635cm" fo:margin-left="6.943cm"/>
        </style:list-level-properties>
        <style:text-properties style:font-name="Symbol"/>
      </text:list-level-style-bullet>
      <text:list-level-style-bullet text:level="5" text:style-name="ListLabel_20_77" style:num-suffix="o" text:bullet-char="o">
        <style:list-level-properties text:list-level-position-and-space-mode="label-alignment">
          <style:list-level-label-alignment text:label-followed-by="listtab" text:list-tab-stop-position="8.213cm" fo:text-indent="-0.635cm" fo:margin-left="8.213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9.483cm" fo:text-indent="-0.635cm" fo:margin-left="9.483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753cm" fo:text-indent="-0.635cm" fo:margin-left="10.753cm"/>
        </style:list-level-properties>
        <style:text-properties style:font-name="Symbol"/>
      </text:list-level-style-bullet>
      <text:list-level-style-bullet text:level="8" text:style-name="ListLabel_20_78" style:num-suffix="o" text:bullet-char="o">
        <style:list-level-properties text:list-level-position-and-space-mode="label-alignment">
          <style:list-level-label-alignment text:label-followed-by="listtab" text:list-tab-stop-position="12.023cm" fo:text-indent="-0.635cm" fo:margin-left="12.023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3.293cm" fo:text-indent="-0.635cm" fo:margin-left="13.29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79"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8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81"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4"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026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4"><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3</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5"><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67"/><text:a xlink:type="simple" xlink:href="http://www.limpergal.com/" text:style-name="ListLabel_20_86" text:visited-style-name="ListLabel_20_86"><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dc:subject>NOMBRE DEL CLIENTE</dc:subject>
    <meta:initial-creator>FTF</meta:initial-creator>
    <meta:editing-cycles>195</meta:editing-cycles>
    <meta:creation-date>2016-01-22T16:31:00</meta:creation-date>
    <dc:date>2019-10-22T14:17:10.877077640</dc:date>
    <meta:editing-duration>P1DT2H20M49S</meta:editing-duration>
    <meta:generator>LibreOffice/6.0.7.3$Linux_X86_64 LibreOffice_project/00m0$Build-3</meta:generator>
    <meta:document-statistic meta:table-count="16" meta:image-count="2" meta:object-count="2" meta:page-count="16" meta:paragraph-count="307" meta:word-count="4458" meta:character-count="29239" meta:non-whitespace-character-count="2482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annotation encoding="StarMath 5.0">{}</annotation>
  </semantics>
</math>
</file>

<file path=Object 2/content.xml><?xml version="1.0" encoding="utf-8"?>
<math xmlns="http://www.w3.org/1998/Math/MathML" display="block">
  <semantics>
    <mrow>
      <mstyle mathsize="12pt">
        <mrow>
          <mstyle mathvariant="italic">
            <mtext>Cantidad</mtext>
          </mstyle>
          <mstyle mathvariant="italic">
            <mtext>de</mtext>
          </mstyle>
          <mstyle mathvariant="italic">
            <mtext>Cloro</mtext>
          </mstyle>
          <mi>a</mi>
          <mrow>
            <mstyle mathvariant="italic">
              <mtext>aplicar</mtext>
            </mstyle>
            <mo stretchy="false">=</mo>
            <mfrac>
              <mrow>
                <mtext>20</mtext>
                <mrow>
                  <mstyle mathvariant="italic">
                    <mtext>ppm</mtext>
                  </mstyle>
                  <mo stretchy="false">×</mo>
                  <mtext>10</mtext>
                </mrow>
                <mi>l</mi>
              </mrow>
              <mrow>
                <mtext>150</mtext>
                <mrow>
                  <mi>g</mi>
                  <mo stretchy="false">/</mo>
                  <mi>l</mi>
                </mrow>
              </mrow>
            </mfrac>
            <mo stretchy="false">=</mo>
            <mn>1,3</mn>
          </mrow>
          <mstyle mathvariant="italic">
            <mtext>ml</mtext>
          </mstyle>
        </mrow>
      </mstyle>
      <mrow/>
    </mrow>
    <annotation encoding="StarMath 5.0"> size 12{ ital "Cantidad" ital "de" ital "Cloro"a ital "aplicar"= {  {"20" ital "ppm" times "10"l}  over  {"150"g/l} } =1,3 ital "ml"} {}</annotation>
  </semantics>
</math>
</file>